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0.55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752in"/>
    </style:style>
    <style:style style:name="co10" style:family="table-column">
      <style:table-column-properties fo:break-before="auto" style:column-width="0.6689in"/>
    </style:style>
    <style:style style:name="co11" style:family="table-column">
      <style:table-column-properties fo:break-before="auto" style:column-width="0.8244in"/>
    </style:style>
    <style:style style:name="co12" style:family="table-column">
      <style:table-column-properties fo:break-before="auto" style:column-width="0.7417in"/>
    </style:style>
    <style:style style:name="co13" style:family="table-column">
      <style:table-column-properties fo:break-before="auto" style:column-width="0.8138in"/>
    </style:style>
    <style:style style:name="co14" style:family="table-column">
      <style:table-column-properties fo:break-before="auto" style:column-width="0.5339in"/>
    </style:style>
    <style:style style:name="co15" style:family="table-column">
      <style:table-column-properties fo:break-before="auto" style:column-width="0.5965in"/>
    </style:style>
    <style:style style:name="co16" style:family="table-column">
      <style:table-column-properties fo:break-before="auto" style:column-width="0.5654in"/>
    </style:style>
    <style:style style:name="co17" style:family="table-column">
      <style:table-column-properties fo:break-before="auto" style:column-width="0.7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08in" svg:height="3.5453in" svg:x="9.0461in" svg:y="0.0941in">
            <draw:object draw:notify-on-update-of-ranges="Sheet1.A1:Sheet1.A1 Sheet1.A2:Sheet1.A21 Sheet1.B1:Sheet1.B1 Sheet1.B2:Sheet1.B21 Sheet1.A1:Sheet1.A1 Sheet1.A2:Sheet1.A21 Sheet1.C1:Sheet1.C1 Sheet1.C2:Sheet1.C21 Sheet1.A1:Sheet1.A1 Sheet1.A2:Sheet1.A21 Sheet1.D1:Sheet1.D1 Sheet1.D2:Sheet1.D21 Sheet1.A1:Sheet1.A1 Sheet1.A2:Sheet1.A21 Sheet1.E1:Sheet1.E1 Sheet1.E2:Sheet1.E21 Sheet1.A1:Sheet1.A1 Sheet1.A2:Sheet1.A21 Sheet1.F1:Sheet1.F1 Sheet1.F2:Sheet1.F21 Sheet1.A1:Sheet1.A1 Sheet1.A2:Sheet1.A21 Sheet1.G1:Sheet1.G1 Sheet1.G2:Sheet1.G21 Sheet1.A1:Sheet1.A1 Sheet1.A2:Sheet1.A21 Sheet1.H1:Sheet1.H1 Sheet1.H2:Sheet1.H2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9.8406in" svg:y="5.0169in">
            <draw:object draw:notify-on-update-of-ranges="Sheet1.A24:Sheet1.A24 Sheet1.A25:Sheet1.A44 Sheet1.I25:Sheet1.I44 Sheet1.A2:Sheet1.A21 Sheet1.J25:Sheet1.J44 Sheet1.A2:Sheet1.A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# length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robustness</text:p>
          </table:table-cell>
          <table:table-cell office:value-type="string" calcext:value-type="string">
            <text:p><text:s/>alignment</text:p>
          </table:table-cell>
          <table:table-cell office:value-type="string" calcext:value-type="string">
            <text:p><text:s/>coverage</text:p>
          </table:table-cell>
          <table:table-cell office:value-type="string" calcext:value-type="string">
            <text:p><text:s/>wrench</text:p>
          </table:table-cell>
          <table:table-cell office:value-type="string" calcext:value-type="string">
            <text:p><text:s/>stress</text:p>
          </table:table-cell>
          <table:table-cell office:value-type="string" calcext:value-type="string">
            <text:p><text:s/>volume</text:p>
          </table:table-cell>
          <table:table-cell office:value-type="string" calcext:value-type="string">
            <text:p><text:s/>qsum</text:p>
          </table:table-cell>
          <table:table-cell office:value-type="string" calcext:value-type="string">
            <text:p><text:s/>qlog</text:p>
          </table:table-cell>
        </table:table-row>
        <table:table-row table:style-name="ro1">
          <table:table-cell table:formula="of:=[Sheet1_4.A2]" office:value-type="float" office:value="0" calcext:value-type="float">
            <text:p>0</text:p>
          </table:table-cell>
          <table:table-cell table:formula="of:=[Sheet1_4.B2]" office:value-type="float" office:value="0.0394737" calcext:value-type="float">
            <text:p>0.0394737</text:p>
          </table:table-cell>
          <table:table-cell table:formula="of:=[Sheet1_4.C2]" office:value-type="float" office:value="1" calcext:value-type="float">
            <text:p>1</text:p>
          </table:table-cell>
          <table:table-cell table:formula="of:=[Sheet1_4.D2]" office:value-type="float" office:value="0" calcext:value-type="float">
            <text:p>0</text:p>
          </table:table-cell>
          <table:table-cell table:formula="of:=[Sheet1_4.E2]" office:value-type="float" office:value="0.0316344" calcext:value-type="float">
            <text:p>0.0316344</text:p>
          </table:table-cell>
          <table:table-cell table:formula="of:=[Sheet1_4.F2]" office:value-type="float" office:value="0.0278443" calcext:value-type="float">
            <text:p>0.0278443</text:p>
          </table:table-cell>
          <table:table-cell table:formula="of:=[Sheet1_4.G2]" office:value-type="float" office:value="0" calcext:value-type="float">
            <text:p>0</text:p>
          </table:table-cell>
          <table:table-cell table:formula="of:=[Sheet1_4.H2]" office:value-type="float" office:value="1" calcext:value-type="float">
            <text:p>1</text:p>
          </table:table-cell>
          <table:table-cell table:formula="of:=SUM([.B2:.H2])/7" office:value-type="float" office:value="0.299850342857143" calcext:value-type="float">
            <text:p>0.2998503429</text:p>
          </table:table-cell>
          <table:table-cell table:formula="of:=POWER(PRODUCT([.B2:.H2]); 1/7)" office:value-type="float" office:value="0" calcext:value-type="float">
            <text:p>0</text:p>
          </table:table-cell>
        </table:table-row>
        <table:table-row table:style-name="ro1">
          <table:table-cell table:formula="of:=[Sheet1_4.A3]" office:value-type="float" office:value="0.0025" calcext:value-type="float">
            <text:p>0.0025</text:p>
          </table:table-cell>
          <table:table-cell table:formula="of:=[Sheet1_4.B3]" office:value-type="float" office:value="0.681818" calcext:value-type="float">
            <text:p>0.681818</text:p>
          </table:table-cell>
          <table:table-cell table:formula="of:=[Sheet1_4.C3]" office:value-type="float" office:value="1" calcext:value-type="float">
            <text:p>1</text:p>
          </table:table-cell>
          <table:table-cell table:formula="of:=[Sheet1_4.D3]" office:value-type="float" office:value="0.0888956" calcext:value-type="float">
            <text:p>0.0888956</text:p>
          </table:table-cell>
          <table:table-cell table:formula="of:=[Sheet1_4.E3]" office:value-type="float" office:value="0.237237" calcext:value-type="float">
            <text:p>0.237237</text:p>
          </table:table-cell>
          <table:table-cell table:formula="of:=[Sheet1_4.F3]" office:value-type="float" office:value="0.072612" calcext:value-type="float">
            <text:p>0.072612</text:p>
          </table:table-cell>
          <table:table-cell table:formula="of:=[Sheet1_4.G3]" office:value-type="float" office:value="0.4" calcext:value-type="float">
            <text:p>0.4</text:p>
          </table:table-cell>
          <table:table-cell table:formula="of:=[Sheet1_4.H3]" office:value-type="float" office:value="0.9375" calcext:value-type="float">
            <text:p>0.9375</text:p>
          </table:table-cell>
          <table:table-cell table:formula="of:=SUM([.B3:.H3])/7" office:value-type="float" office:value="0.488294657142857" calcext:value-type="float">
            <text:p>0.4882946571</text:p>
          </table:table-cell>
          <table:table-cell table:formula="of:=POWER(PRODUCT([.B3:.H3]); 1/7)" office:value-type="float" office:value="0.326026554284642" calcext:value-type="float">
            <text:p>0.3260265543</text:p>
          </table:table-cell>
        </table:table-row>
        <table:table-row table:style-name="ro1">
          <table:table-cell table:formula="of:=[Sheet1_4.A4]" office:value-type="float" office:value="0.005" calcext:value-type="float">
            <text:p>0.005</text:p>
          </table:table-cell>
          <table:table-cell table:formula="of:=[Sheet1_4.B4]" office:value-type="float" office:value="0.674419" calcext:value-type="float">
            <text:p>0.674419</text:p>
          </table:table-cell>
          <table:table-cell table:formula="of:=[Sheet1_4.C4]" office:value-type="float" office:value="1" calcext:value-type="float">
            <text:p>1</text:p>
          </table:table-cell>
          <table:table-cell table:formula="of:=[Sheet1_4.D4]" office:value-type="float" office:value="0.0475162" calcext:value-type="float">
            <text:p>0.0475162</text:p>
          </table:table-cell>
          <table:table-cell table:formula="of:=[Sheet1_4.E4]" office:value-type="float" office:value="0.231231" calcext:value-type="float">
            <text:p>0.231231</text:p>
          </table:table-cell>
          <table:table-cell table:formula="of:=[Sheet1_4.F4]" office:value-type="float" office:value="0.0694441" calcext:value-type="float">
            <text:p>0.0694441</text:p>
          </table:table-cell>
          <table:table-cell table:formula="of:=[Sheet1_4.G4]" office:value-type="float" office:value="0.7" calcext:value-type="float">
            <text:p>0.7</text:p>
          </table:table-cell>
          <table:table-cell table:formula="of:=[Sheet1_4.H4]" office:value-type="float" office:value="0.875" calcext:value-type="float">
            <text:p>0.875</text:p>
          </table:table-cell>
          <table:table-cell table:formula="of:=SUM([.B4:.H4])/7" office:value-type="float" office:value="0.513944328571429" calcext:value-type="float">
            <text:p>0.5139443286</text:p>
          </table:table-cell>
          <table:table-cell table:formula="of:=POWER(PRODUCT([.B4:.H4]); 1/7)" office:value-type="float" office:value="0.316077908727387" calcext:value-type="float">
            <text:p>0.3160779087</text:p>
          </table:table-cell>
        </table:table-row>
        <table:table-row table:style-name="ro1">
          <table:table-cell table:formula="of:=[Sheet1_4.A5]" office:value-type="float" office:value="0.0075" calcext:value-type="float">
            <text:p>0.0075</text:p>
          </table:table-cell>
          <table:table-cell table:formula="of:=[Sheet1_4.B5]" office:value-type="float" office:value="0.655556" calcext:value-type="float">
            <text:p>0.655556</text:p>
          </table:table-cell>
          <table:table-cell table:formula="of:=[Sheet1_4.C5]" office:value-type="float" office:value="1" calcext:value-type="float">
            <text:p>1</text:p>
          </table:table-cell>
          <table:table-cell table:formula="of:=[Sheet1_4.D5]" office:value-type="float" office:value="0.043385" calcext:value-type="float">
            <text:p>0.043385</text:p>
          </table:table-cell>
          <table:table-cell table:formula="of:=[Sheet1_4.E5]" office:value-type="float" office:value="0.243243" calcext:value-type="float">
            <text:p>0.243243</text:p>
          </table:table-cell>
          <table:table-cell table:formula="of:=[Sheet1_4.F5]" office:value-type="float" office:value="0.0762756" calcext:value-type="float">
            <text:p>0.0762756</text:p>
          </table:table-cell>
          <table:table-cell table:formula="of:=[Sheet1_4.G5]" office:value-type="float" office:value="0.8" calcext:value-type="float">
            <text:p>0.8</text:p>
          </table:table-cell>
          <table:table-cell table:formula="of:=[Sheet1_4.H5]" office:value-type="float" office:value="0.8125" calcext:value-type="float">
            <text:p>0.8125</text:p>
          </table:table-cell>
          <table:table-cell table:formula="of:=SUM([.B5:.H5])/7" office:value-type="float" office:value="0.518708514285714" calcext:value-type="float">
            <text:p>0.5187085143</text:p>
          </table:table-cell>
          <table:table-cell table:formula="of:=POWER(PRODUCT([.B5:.H5]); 1/7)" office:value-type="float" office:value="0.319919894854731" calcext:value-type="float">
            <text:p>0.3199198949</text:p>
          </table:table-cell>
        </table:table-row>
        <table:table-row table:style-name="ro1">
          <table:table-cell table:formula="of:=[Sheet1_4.A6]" office:value-type="float" office:value="0.01" calcext:value-type="float">
            <text:p>0.01</text:p>
          </table:table-cell>
          <table:table-cell table:formula="of:=[Sheet1_4.B6]" office:value-type="float" office:value="0.725275" calcext:value-type="float">
            <text:p>0.725275</text:p>
          </table:table-cell>
          <table:table-cell table:formula="of:=[Sheet1_4.C6]" office:value-type="float" office:value="1" calcext:value-type="float">
            <text:p>1</text:p>
          </table:table-cell>
          <table:table-cell table:formula="of:=[Sheet1_4.D6]" office:value-type="float" office:value="0.0724628" calcext:value-type="float">
            <text:p>0.0724628</text:p>
          </table:table-cell>
          <table:table-cell table:formula="of:=[Sheet1_4.E6]" office:value-type="float" office:value="0.257485" calcext:value-type="float">
            <text:p>0.257485</text:p>
          </table:table-cell>
          <table:table-cell table:formula="of:=[Sheet1_4.F6]" office:value-type="float" office:value="0.0719303" calcext:value-type="float">
            <text:p>0.0719303</text:p>
          </table:table-cell>
          <table:table-cell table:formula="of:=[Sheet1_4.G6]" office:value-type="float" office:value="0.85" calcext:value-type="float">
            <text:p>0.85</text:p>
          </table:table-cell>
          <table:table-cell table:formula="of:=[Sheet1_4.H6]" office:value-type="float" office:value="0.75" calcext:value-type="float">
            <text:p>0.75</text:p>
          </table:table-cell>
          <table:table-cell table:formula="of:=SUM([.B6:.H6])/7" office:value-type="float" office:value="0.532450442857143" calcext:value-type="float">
            <text:p>0.5324504429</text:p>
          </table:table-cell>
          <table:table-cell table:formula="of:=POWER(PRODUCT([.B6:.H6]); 1/7)" office:value-type="float" office:value="0.348195469660926" calcext:value-type="float">
            <text:p>0.3481954697</text:p>
          </table:table-cell>
        </table:table-row>
        <table:table-row table:style-name="ro1">
          <table:table-cell table:formula="of:=[Sheet1_4.A7]" office:value-type="float" office:value="0.0125" calcext:value-type="float">
            <text:p>0.0125</text:p>
          </table:table-cell>
          <table:table-cell table:formula="of:=[Sheet1_4.B7]" office:value-type="float" office:value="0.744444" calcext:value-type="float">
            <text:p>0.744444</text:p>
          </table:table-cell>
          <table:table-cell table:formula="of:=[Sheet1_4.C7]" office:value-type="float" office:value="1" calcext:value-type="float">
            <text:p>1</text:p>
          </table:table-cell>
          <table:table-cell table:formula="of:=[Sheet1_4.D7]" office:value-type="float" office:value="0.0448207" calcext:value-type="float">
            <text:p>0.0448207</text:p>
          </table:table-cell>
          <table:table-cell table:formula="of:=[Sheet1_4.E7]" office:value-type="float" office:value="0.251497" calcext:value-type="float">
            <text:p>0.251497</text:p>
          </table:table-cell>
          <table:table-cell table:formula="of:=[Sheet1_4.F7]" office:value-type="float" office:value="0.0819692" calcext:value-type="float">
            <text:p>0.0819692</text:p>
          </table:table-cell>
          <table:table-cell table:formula="of:=[Sheet1_4.G7]" office:value-type="float" office:value="0.88" calcext:value-type="float">
            <text:p>0.88</text:p>
          </table:table-cell>
          <table:table-cell table:formula="of:=[Sheet1_4.H7]" office:value-type="float" office:value="0.6875" calcext:value-type="float">
            <text:p>0.6875</text:p>
          </table:table-cell>
          <table:table-cell table:formula="of:=SUM([.B7:.H7])/7" office:value-type="float" office:value="0.527175842857143" calcext:value-type="float">
            <text:p>0.5271758429</text:p>
          </table:table-cell>
          <table:table-cell table:formula="of:=POWER(PRODUCT([.B7:.H7]); 1/7)" office:value-type="float" office:value="0.328878626372702" calcext:value-type="float">
            <text:p>0.3288786264</text:p>
          </table:table-cell>
        </table:table-row>
        <table:table-row table:style-name="ro1">
          <table:table-cell table:formula="of:=[Sheet1_4.A8]" office:value-type="float" office:value="0.015" calcext:value-type="float">
            <text:p>0.015</text:p>
          </table:table-cell>
          <table:table-cell table:formula="of:=[Sheet1_4.B8]" office:value-type="float" office:value="0.752809" calcext:value-type="float">
            <text:p>0.752809</text:p>
          </table:table-cell>
          <table:table-cell table:formula="of:=[Sheet1_4.C8]" office:value-type="float" office:value="1" calcext:value-type="float">
            <text:p>1</text:p>
          </table:table-cell>
          <table:table-cell table:formula="of:=[Sheet1_4.D8]" office:value-type="float" office:value="0.0868876" calcext:value-type="float">
            <text:p>0.0868876</text:p>
          </table:table-cell>
          <table:table-cell table:formula="of:=[Sheet1_4.E8]" office:value-type="float" office:value="0.251497" calcext:value-type="float">
            <text:p>0.251497</text:p>
          </table:table-cell>
          <table:table-cell table:formula="of:=[Sheet1_4.F8]" office:value-type="float" office:value="0.066388" calcext:value-type="float">
            <text:p>0.066388</text:p>
          </table:table-cell>
          <table:table-cell table:formula="of:=[Sheet1_4.G8]" office:value-type="float" office:value="0.9" calcext:value-type="float">
            <text:p>0.9</text:p>
          </table:table-cell>
          <table:table-cell table:formula="of:=[Sheet1_4.H8]" office:value-type="float" office:value="0.625" calcext:value-type="float">
            <text:p>0.625</text:p>
          </table:table-cell>
          <table:table-cell table:formula="of:=SUM([.B8:.H8])/7" office:value-type="float" office:value="0.526083085714286" calcext:value-type="float">
            <text:p>0.5260830857</text:p>
          </table:table-cell>
          <table:table-cell table:formula="of:=POWER(PRODUCT([.B8:.H8]); 1/7)" office:value-type="float" office:value="0.347694817825909" calcext:value-type="float">
            <text:p>0.3476948178</text:p>
          </table:table-cell>
        </table:table-row>
        <table:table-row table:style-name="ro1">
          <table:table-cell table:formula="of:=[Sheet1_4.A9]" office:value-type="float" office:value="0.0175" calcext:value-type="float">
            <text:p>0.0175</text:p>
          </table:table-cell>
          <table:table-cell table:formula="of:=[Sheet1_4.B9]" office:value-type="float" office:value="0.75" calcext:value-type="float">
            <text:p>0.75</text:p>
          </table:table-cell>
          <table:table-cell table:formula="of:=[Sheet1_4.C9]" office:value-type="float" office:value="1" calcext:value-type="float">
            <text:p>1</text:p>
          </table:table-cell>
          <table:table-cell table:formula="of:=[Sheet1_4.D9]" office:value-type="float" office:value="0.137857" calcext:value-type="float">
            <text:p>0.137857</text:p>
          </table:table-cell>
          <table:table-cell table:formula="of:=[Sheet1_4.E9]" office:value-type="float" office:value="0.242775" calcext:value-type="float">
            <text:p>0.242775</text:p>
          </table:table-cell>
          <table:table-cell table:formula="of:=[Sheet1_4.F9]" office:value-type="float" office:value="0.0775001" calcext:value-type="float">
            <text:p>0.0775001</text:p>
          </table:table-cell>
          <table:table-cell table:formula="of:=[Sheet1_4.G9]" office:value-type="float" office:value="0.914286" calcext:value-type="float">
            <text:p>0.914286</text:p>
          </table:table-cell>
          <table:table-cell table:formula="of:=[Sheet1_4.H9]" office:value-type="float" office:value="0.5625" calcext:value-type="float">
            <text:p>0.5625</text:p>
          </table:table-cell>
          <table:table-cell table:formula="of:=SUM([.B9:.H9])/7" office:value-type="float" office:value="0.526416871428571" calcext:value-type="float">
            <text:p>0.5264168714</text:p>
          </table:table-cell>
          <table:table-cell table:formula="of:=POWER(PRODUCT([.B9:.H9]); 1/7)" office:value-type="float" office:value="0.372784007429601" calcext:value-type="float">
            <text:p>0.3727840074</text:p>
          </table:table-cell>
        </table:table-row>
        <table:table-row table:style-name="ro1">
          <table:table-cell table:formula="of:=[Sheet1_4.A10]" office:value-type="float" office:value="0.02" calcext:value-type="float">
            <text:p>0.02</text:p>
          </table:table-cell>
          <table:table-cell table:formula="of:=[Sheet1_4.B10]" office:value-type="float" office:value="0.727273" calcext:value-type="float">
            <text:p>0.727273</text:p>
          </table:table-cell>
          <table:table-cell table:formula="of:=[Sheet1_4.C10]" office:value-type="float" office:value="1" calcext:value-type="float">
            <text:p>1</text:p>
          </table:table-cell>
          <table:table-cell table:formula="of:=[Sheet1_4.D10]" office:value-type="float" office:value="0.116256" calcext:value-type="float">
            <text:p>0.116256</text:p>
          </table:table-cell>
          <table:table-cell table:formula="of:=[Sheet1_4.E10]" office:value-type="float" office:value="0.242775" calcext:value-type="float">
            <text:p>0.242775</text:p>
          </table:table-cell>
          <table:table-cell table:formula="of:=[Sheet1_4.F10]" office:value-type="float" office:value="0.0778529" calcext:value-type="float">
            <text:p>0.0778529</text:p>
          </table:table-cell>
          <table:table-cell table:formula="of:=[Sheet1_4.G10]" office:value-type="float" office:value="0.925" calcext:value-type="float">
            <text:p>0.925</text:p>
          </table:table-cell>
          <table:table-cell table:formula="of:=[Sheet1_4.H10]" office:value-type="float" office:value="0.5" calcext:value-type="float">
            <text:p>0.5</text:p>
          </table:table-cell>
          <table:table-cell table:formula="of:=SUM([.B10:.H10])/7" office:value-type="float" office:value="0.5127367" calcext:value-type="float">
            <text:p>0.5127367</text:p>
          </table:table-cell>
          <table:table-cell table:formula="of:=POWER(PRODUCT([.B10:.H10]); 1/7)" office:value-type="float" office:value="0.35700303239904" calcext:value-type="float">
            <text:p>0.3570030324</text:p>
          </table:table-cell>
        </table:table-row>
        <table:table-row table:style-name="ro1">
          <table:table-cell table:formula="of:=[Sheet1_4.A11]" office:value-type="float" office:value="0.0225" calcext:value-type="float">
            <text:p>0.0225</text:p>
          </table:table-cell>
          <table:table-cell table:formula="of:=[Sheet1_4.B11]" office:value-type="float" office:value="0.772727" calcext:value-type="float">
            <text:p>0.772727</text:p>
          </table:table-cell>
          <table:table-cell table:formula="of:=[Sheet1_4.C11]" office:value-type="float" office:value="1" calcext:value-type="float">
            <text:p>1</text:p>
          </table:table-cell>
          <table:table-cell table:formula="of:=[Sheet1_4.D11]" office:value-type="float" office:value="0.0782982" calcext:value-type="float">
            <text:p>0.0782982</text:p>
          </table:table-cell>
          <table:table-cell table:formula="of:=[Sheet1_4.E11]" office:value-type="float" office:value="0.244957" calcext:value-type="float">
            <text:p>0.244957</text:p>
          </table:table-cell>
          <table:table-cell table:formula="of:=[Sheet1_4.F11]" office:value-type="float" office:value="0.0805288" calcext:value-type="float">
            <text:p>0.0805288</text:p>
          </table:table-cell>
          <table:table-cell table:formula="of:=[Sheet1_4.G11]" office:value-type="float" office:value="0.933333" calcext:value-type="float">
            <text:p>0.933333</text:p>
          </table:table-cell>
          <table:table-cell table:formula="of:=[Sheet1_4.H11]" office:value-type="float" office:value="0.4375" calcext:value-type="float">
            <text:p>0.4375</text:p>
          </table:table-cell>
          <table:table-cell table:formula="of:=SUM([.B11:.H11])/7" office:value-type="float" office:value="0.506763428571429" calcext:value-type="float">
            <text:p>0.5067634286</text:p>
          </table:table-cell>
          <table:table-cell table:formula="of:=POWER(PRODUCT([.B11:.H11]); 1/7)" office:value-type="float" office:value="0.336382485490102" calcext:value-type="float">
            <text:p>0.3363824855</text:p>
          </table:table-cell>
        </table:table-row>
        <table:table-row table:style-name="ro1">
          <table:table-cell table:formula="of:=[Sheet1_4.A12]" office:value-type="float" office:value="0.025" calcext:value-type="float">
            <text:p>0.025</text:p>
          </table:table-cell>
          <table:table-cell table:formula="of:=[Sheet1_4.B12]" office:value-type="float" office:value="0.733333" calcext:value-type="float">
            <text:p>0.733333</text:p>
          </table:table-cell>
          <table:table-cell table:formula="of:=[Sheet1_4.C12]" office:value-type="float" office:value="1" calcext:value-type="float">
            <text:p>1</text:p>
          </table:table-cell>
          <table:table-cell table:formula="of:=[Sheet1_4.D12]" office:value-type="float" office:value="0.0465608" calcext:value-type="float">
            <text:p>0.0465608</text:p>
          </table:table-cell>
          <table:table-cell table:formula="of:=[Sheet1_4.E12]" office:value-type="float" office:value="0.242857" calcext:value-type="float">
            <text:p>0.242857</text:p>
          </table:table-cell>
          <table:table-cell table:formula="of:=[Sheet1_4.F12]" office:value-type="float" office:value="0.0823441" calcext:value-type="float">
            <text:p>0.0823441</text:p>
          </table:table-cell>
          <table:table-cell table:formula="of:=[Sheet1_4.G12]" office:value-type="float" office:value="0.94" calcext:value-type="float">
            <text:p>0.94</text:p>
          </table:table-cell>
          <table:table-cell table:formula="of:=[Sheet1_4.H12]" office:value-type="float" office:value="0.375" calcext:value-type="float">
            <text:p>0.375</text:p>
          </table:table-cell>
          <table:table-cell table:formula="of:=SUM([.B12:.H12])/7" office:value-type="float" office:value="0.488584985714286" calcext:value-type="float">
            <text:p>0.4885849857</text:p>
          </table:table-cell>
          <table:table-cell table:formula="of:=POWER(PRODUCT([.B12:.H12]); 1/7)" office:value-type="float" office:value="0.304134908355105" calcext:value-type="float">
            <text:p>0.3041349084</text:p>
          </table:table-cell>
        </table:table-row>
        <table:table-row table:style-name="ro1">
          <table:table-cell table:formula="of:=[Sheet1_4.A13]" office:value-type="float" office:value="0.0275" calcext:value-type="float">
            <text:p>0.0275</text:p>
          </table:table-cell>
          <table:table-cell table:formula="of:=[Sheet1_4.B13]" office:value-type="float" office:value="0.766667" calcext:value-type="float">
            <text:p>0.766667</text:p>
          </table:table-cell>
          <table:table-cell table:formula="of:=[Sheet1_4.C13]" office:value-type="float" office:value="1" calcext:value-type="float">
            <text:p>1</text:p>
          </table:table-cell>
          <table:table-cell table:formula="of:=[Sheet1_4.D13]" office:value-type="float" office:value="0.0775138" calcext:value-type="float">
            <text:p>0.0775138</text:p>
          </table:table-cell>
          <table:table-cell table:formula="of:=[Sheet1_4.E13]" office:value-type="float" office:value="0.245714" calcext:value-type="float">
            <text:p>0.245714</text:p>
          </table:table-cell>
          <table:table-cell table:formula="of:=[Sheet1_4.F13]" office:value-type="float" office:value="0.0861408" calcext:value-type="float">
            <text:p>0.0861408</text:p>
          </table:table-cell>
          <table:table-cell table:formula="of:=[Sheet1_4.G13]" office:value-type="float" office:value="0.945455" calcext:value-type="float">
            <text:p>0.945455</text:p>
          </table:table-cell>
          <table:table-cell table:formula="of:=[Sheet1_4.H13]" office:value-type="float" office:value="0.3125" calcext:value-type="float">
            <text:p>0.3125</text:p>
          </table:table-cell>
          <table:table-cell table:formula="of:=SUM([.B13:.H13])/7" office:value-type="float" office:value="0.490570085714286" calcext:value-type="float">
            <text:p>0.4905700857</text:p>
          </table:table-cell>
          <table:table-cell table:formula="of:=POWER(PRODUCT([.B13:.H13]); 1/7)" office:value-type="float" office:value="0.323605949800098" calcext:value-type="float">
            <text:p>0.3236059498</text:p>
          </table:table-cell>
        </table:table-row>
        <table:table-row table:style-name="ro1">
          <table:table-cell table:formula="of:=[Sheet1_4.A14]" office:value-type="float" office:value="0.03" calcext:value-type="float">
            <text:p>0.03</text:p>
          </table:table-cell>
          <table:table-cell table:formula="of:=[Sheet1_4.B14]" office:value-type="float" office:value="0.755556" calcext:value-type="float">
            <text:p>0.755556</text:p>
          </table:table-cell>
          <table:table-cell table:formula="of:=[Sheet1_4.C14]" office:value-type="float" office:value="1" calcext:value-type="float">
            <text:p>1</text:p>
          </table:table-cell>
          <table:table-cell table:formula="of:=[Sheet1_4.D14]" office:value-type="float" office:value="0.0188937" calcext:value-type="float">
            <text:p>0.0188937</text:p>
          </table:table-cell>
          <table:table-cell table:formula="of:=[Sheet1_4.E14]" office:value-type="float" office:value="0.238356" calcext:value-type="float">
            <text:p>0.238356</text:p>
          </table:table-cell>
          <table:table-cell table:formula="of:=[Sheet1_4.F14]" office:value-type="float" office:value="0.0884297" calcext:value-type="float">
            <text:p>0.0884297</text:p>
          </table:table-cell>
          <table:table-cell table:formula="of:=[Sheet1_4.G14]" office:value-type="float" office:value="0.95" calcext:value-type="float">
            <text:p>0.95</text:p>
          </table:table-cell>
          <table:table-cell table:formula="of:=[Sheet1_4.H14]" office:value-type="float" office:value="0.25" calcext:value-type="float">
            <text:p>0.25</text:p>
          </table:table-cell>
          <table:table-cell table:formula="of:=SUM([.B14:.H14])/7" office:value-type="float" office:value="0.471605057142857" calcext:value-type="float">
            <text:p>0.4716050571</text:p>
          </table:table-cell>
          <table:table-cell table:formula="of:=POWER(PRODUCT([.B14:.H14]); 1/7)" office:value-type="float" office:value="0.255696335518448" calcext:value-type="float">
            <text:p>0.2556963355</text:p>
          </table:table-cell>
        </table:table-row>
        <table:table-row table:style-name="ro1">
          <table:table-cell table:formula="of:=[Sheet1_4.A15]" office:value-type="float" office:value="0.0325" calcext:value-type="float">
            <text:p>0.0325</text:p>
          </table:table-cell>
          <table:table-cell table:formula="of:=[Sheet1_4.B15]" office:value-type="float" office:value="0.777778" calcext:value-type="float">
            <text:p>0.777778</text:p>
          </table:table-cell>
          <table:table-cell table:formula="of:=[Sheet1_4.C15]" office:value-type="float" office:value="1" calcext:value-type="float">
            <text:p>1</text:p>
          </table:table-cell>
          <table:table-cell table:formula="of:=[Sheet1_4.D15]" office:value-type="float" office:value="0.080911" calcext:value-type="float">
            <text:p>0.080911</text:p>
          </table:table-cell>
          <table:table-cell table:formula="of:=[Sheet1_4.E15]" office:value-type="float" office:value="0.238356" calcext:value-type="float">
            <text:p>0.238356</text:p>
          </table:table-cell>
          <table:table-cell table:formula="of:=[Sheet1_4.F15]" office:value-type="float" office:value="0.0862592" calcext:value-type="float">
            <text:p>0.0862592</text:p>
          </table:table-cell>
          <table:table-cell table:formula="of:=[Sheet1_4.G15]" office:value-type="float" office:value="0.953846" calcext:value-type="float">
            <text:p>0.953846</text:p>
          </table:table-cell>
          <table:table-cell table:formula="of:=[Sheet1_4.H15]" office:value-type="float" office:value="0.1875" calcext:value-type="float">
            <text:p>0.1875</text:p>
          </table:table-cell>
          <table:table-cell table:formula="of:=SUM([.B15:.H15])/7" office:value-type="float" office:value="0.474950028571429" calcext:value-type="float">
            <text:p>0.4749500286</text:p>
          </table:table-cell>
          <table:table-cell table:formula="of:=POWER(PRODUCT([.B15:.H15]); 1/7)" office:value-type="float" office:value="0.302430018575906" calcext:value-type="float">
            <text:p>0.3024300186</text:p>
          </table:table-cell>
        </table:table-row>
        <table:table-row table:style-name="ro1">
          <table:table-cell table:formula="of:=[Sheet1_4.A16]" office:value-type="float" office:value="0.035" calcext:value-type="float">
            <text:p>0.035</text:p>
          </table:table-cell>
          <table:table-cell table:formula="of:=[Sheet1_4.B16]" office:value-type="float" office:value="0.775281" calcext:value-type="float">
            <text:p>0.775281</text:p>
          </table:table-cell>
          <table:table-cell table:formula="of:=[Sheet1_4.C16]" office:value-type="float" office:value="1" calcext:value-type="float">
            <text:p>1</text:p>
          </table:table-cell>
          <table:table-cell table:formula="of:=[Sheet1_4.D16]" office:value-type="float" office:value="0.132772" calcext:value-type="float">
            <text:p>0.132772</text:p>
          </table:table-cell>
          <table:table-cell table:formula="of:=[Sheet1_4.E16]" office:value-type="float" office:value="0.234332" calcext:value-type="float">
            <text:p>0.234332</text:p>
          </table:table-cell>
          <table:table-cell table:formula="of:=[Sheet1_4.F16]" office:value-type="float" office:value="0.0903504" calcext:value-type="float">
            <text:p>0.0903504</text:p>
          </table:table-cell>
          <table:table-cell table:formula="of:=[Sheet1_4.G16]" office:value-type="float" office:value="0.957143" calcext:value-type="float">
            <text:p>0.957143</text:p>
          </table:table-cell>
          <table:table-cell table:formula="of:=[Sheet1_4.H16]" office:value-type="float" office:value="0.125" calcext:value-type="float">
            <text:p>0.125</text:p>
          </table:table-cell>
          <table:table-cell table:formula="of:=SUM([.B16:.H16])/7" office:value-type="float" office:value="0.473554057142857" calcext:value-type="float">
            <text:p>0.4735540571</text:p>
          </table:table-cell>
          <table:table-cell table:formula="of:=POWER(PRODUCT([.B16:.H16]); 1/7)" office:value-type="float" office:value="0.307631351822438" calcext:value-type="float">
            <text:p>0.3076313518</text:p>
          </table:table-cell>
        </table:table-row>
        <table:table-row table:style-name="ro1">
          <table:table-cell table:formula="of:=[Sheet1_4.A17]" office:value-type="float" office:value="0.0375" calcext:value-type="float">
            <text:p>0.0375</text:p>
          </table:table-cell>
          <table:table-cell table:formula="of:=[Sheet1_4.B17]" office:value-type="float" office:value="0.75" calcext:value-type="float">
            <text:p>0.75</text:p>
          </table:table-cell>
          <table:table-cell table:formula="of:=[Sheet1_4.C17]" office:value-type="float" office:value="1" calcext:value-type="float">
            <text:p>1</text:p>
          </table:table-cell>
          <table:table-cell table:formula="of:=[Sheet1_4.D17]" office:value-type="float" office:value="0.0879113" calcext:value-type="float">
            <text:p>0.0879113</text:p>
          </table:table-cell>
          <table:table-cell table:formula="of:=[Sheet1_4.E17]" office:value-type="float" office:value="0.231608" calcext:value-type="float">
            <text:p>0.231608</text:p>
          </table:table-cell>
          <table:table-cell table:formula="of:=[Sheet1_4.F17]" office:value-type="float" office:value="0.0914264" calcext:value-type="float">
            <text:p>0.0914264</text:p>
          </table:table-cell>
          <table:table-cell table:formula="of:=[Sheet1_4.G17]" office:value-type="float" office:value="0.96" calcext:value-type="float">
            <text:p>0.96</text:p>
          </table:table-cell>
          <table:table-cell table:formula="of:=[Sheet1_4.H17]" office:value-type="float" office:value="0.0625" calcext:value-type="float">
            <text:p>0.0625</text:p>
          </table:table-cell>
          <table:table-cell table:formula="of:=SUM([.B17:.H17])/7" office:value-type="float" office:value="0.454777957142857" calcext:value-type="float">
            <text:p>0.4547779571</text:p>
          </table:table-cell>
          <table:table-cell table:formula="of:=POWER(PRODUCT([.B17:.H17]); 1/7)" office:value-type="float" office:value="0.261567149051999" calcext:value-type="float">
            <text:p>0.2615671491</text:p>
          </table:table-cell>
        </table:table-row>
        <table:table-row table:style-name="ro1">
          <table:table-cell table:formula="of:=[Sheet1_4.A18]" office:value-type="float" office:value="0.04" calcext:value-type="float">
            <text:p>0.04</text:p>
          </table:table-cell>
          <table:table-cell table:formula="of:=[Sheet1_4.B18]" office:value-type="float" office:value="0.777778" calcext:value-type="float">
            <text:p>0.777778</text:p>
          </table:table-cell>
          <table:table-cell table:formula="of:=[Sheet1_4.C18]" office:value-type="float" office:value="1" calcext:value-type="float">
            <text:p>1</text:p>
          </table:table-cell>
          <table:table-cell table:formula="of:=[Sheet1_4.D18]" office:value-type="float" office:value="0.0648667" calcext:value-type="float">
            <text:p>0.0648667</text:p>
          </table:table-cell>
          <table:table-cell table:formula="of:=[Sheet1_4.E18]" office:value-type="float" office:value="0.232" calcext:value-type="float">
            <text:p>0.232</text:p>
          </table:table-cell>
          <table:table-cell table:formula="of:=[Sheet1_4.F18]" office:value-type="float" office:value="0.0960251" calcext:value-type="float">
            <text:p>0.0960251</text:p>
          </table:table-cell>
          <table:table-cell table:formula="of:=[Sheet1_4.G18]" office:value-type="float" office:value="0.9625" calcext:value-type="float">
            <text:p>0.9625</text:p>
          </table:table-cell>
          <table:table-cell table:formula="of:=[Sheet1_4.H18]" office:value-type="float" office:value="0" calcext:value-type="float">
            <text:p>0</text:p>
          </table:table-cell>
          <table:table-cell table:formula="of:=SUM([.B18:.H18])/7" office:value-type="float" office:value="0.447595685714286" calcext:value-type="float">
            <text:p>0.4475956857</text:p>
          </table:table-cell>
          <table:table-cell table:formula="of:=POWER(PRODUCT([.B18:.H18]); 1/7)" office:value-type="float" office:value="0" calcext:value-type="float">
            <text:p>0</text:p>
          </table:table-cell>
        </table:table-row>
        <table:table-row table:style-name="ro1">
          <table:table-cell table:formula="of:=[Sheet1_4.A19]" office:value-type="float" office:value="0.0425" calcext:value-type="float">
            <text:p>0.0425</text:p>
          </table:table-cell>
          <table:table-cell table:formula="of:=[Sheet1_4.B19]" office:value-type="float" office:value="0.797753" calcext:value-type="float">
            <text:p>0.797753</text:p>
          </table:table-cell>
          <table:table-cell table:formula="of:=[Sheet1_4.C19]" office:value-type="float" office:value="1" calcext:value-type="float">
            <text:p>1</text:p>
          </table:table-cell>
          <table:table-cell table:formula="of:=[Sheet1_4.D19]" office:value-type="float" office:value="0.0937064" calcext:value-type="float">
            <text:p>0.0937064</text:p>
          </table:table-cell>
          <table:table-cell table:formula="of:=[Sheet1_4.E19]" office:value-type="float" office:value="0.229333" calcext:value-type="float">
            <text:p>0.229333</text:p>
          </table:table-cell>
          <table:table-cell table:formula="of:=[Sheet1_4.F19]" office:value-type="float" office:value="0.0947361" calcext:value-type="float">
            <text:p>0.0947361</text:p>
          </table:table-cell>
          <table:table-cell table:formula="of:=[Sheet1_4.G19]" office:value-type="float" office:value="0.964706" calcext:value-type="float">
            <text:p>0.964706</text:p>
          </table:table-cell>
          <table:table-cell table:formula="of:=[Sheet1_4.H19]" office:value-type="float" office:value="0" calcext:value-type="float">
            <text:p>0</text:p>
          </table:table-cell>
          <table:table-cell table:formula="of:=SUM([.B19:.H19])/7" office:value-type="float" office:value="0.454319214285714" calcext:value-type="float">
            <text:p>0.4543192143</text:p>
          </table:table-cell>
          <table:table-cell table:formula="of:=POWER(PRODUCT([.B19:.H19]); 1/7)" office:value-type="float" office:value="0" calcext:value-type="float">
            <text:p>0</text:p>
          </table:table-cell>
        </table:table-row>
        <table:table-row table:style-name="ro1">
          <table:table-cell table:formula="of:=[Sheet1_4.A20]" office:value-type="float" office:value="0.045" calcext:value-type="float">
            <text:p>0.045</text:p>
          </table:table-cell>
          <table:table-cell table:formula="of:=[Sheet1_4.B20]" office:value-type="float" office:value="0.788889" calcext:value-type="float">
            <text:p>0.788889</text:p>
          </table:table-cell>
          <table:table-cell table:formula="of:=[Sheet1_4.C20]" office:value-type="float" office:value="1" calcext:value-type="float">
            <text:p>1</text:p>
          </table:table-cell>
          <table:table-cell table:formula="of:=[Sheet1_4.D20]" office:value-type="float" office:value="0.0824654" calcext:value-type="float">
            <text:p>0.0824654</text:p>
          </table:table-cell>
          <table:table-cell table:formula="of:=[Sheet1_4.E20]" office:value-type="float" office:value="0.23219" calcext:value-type="float">
            <text:p>0.23219</text:p>
          </table:table-cell>
          <table:table-cell table:formula="of:=[Sheet1_4.F20]" office:value-type="float" office:value="0.0897426" calcext:value-type="float">
            <text:p>0.0897426</text:p>
          </table:table-cell>
          <table:table-cell table:formula="of:=[Sheet1_4.G20]" office:value-type="float" office:value="0.966667" calcext:value-type="float">
            <text:p>0.966667</text:p>
          </table:table-cell>
          <table:table-cell table:formula="of:=[Sheet1_4.H20]" office:value-type="float" office:value="0" calcext:value-type="float">
            <text:p>0</text:p>
          </table:table-cell>
          <table:table-cell table:formula="of:=SUM([.B20:.H20])/7" office:value-type="float" office:value="0.451422" calcext:value-type="float">
            <text:p>0.451422</text:p>
          </table:table-cell>
          <table:table-cell table:formula="of:=POWER(PRODUCT([.B20:.H20]); 1/7)" office:value-type="float" office:value="0" calcext:value-type="float">
            <text:p>0</text:p>
          </table:table-cell>
        </table:table-row>
        <table:table-row table:style-name="ro1">
          <table:table-cell table:formula="of:=[Sheet1_4.A21]" office:value-type="float" office:value="0.0475" calcext:value-type="float">
            <text:p>0.0475</text:p>
          </table:table-cell>
          <table:table-cell table:formula="of:=[Sheet1_4.B21]" office:value-type="float" office:value="0.78022" calcext:value-type="float">
            <text:p>0.78022</text:p>
          </table:table-cell>
          <table:table-cell table:formula="of:=[Sheet1_4.C21]" office:value-type="float" office:value="1" calcext:value-type="float">
            <text:p>1</text:p>
          </table:table-cell>
          <table:table-cell table:formula="of:=[Sheet1_4.D21]" office:value-type="float" office:value="0.0778672" calcext:value-type="float">
            <text:p>0.0778672</text:p>
          </table:table-cell>
          <table:table-cell table:formula="of:=[Sheet1_4.E21]" office:value-type="float" office:value="0.234211" calcext:value-type="float">
            <text:p>0.234211</text:p>
          </table:table-cell>
          <table:table-cell table:formula="of:=[Sheet1_4.F21]" office:value-type="float" office:value="0.0932979" calcext:value-type="float">
            <text:p>0.0932979</text:p>
          </table:table-cell>
          <table:table-cell table:formula="of:=[Sheet1_4.G21]" office:value-type="float" office:value="0.968421" calcext:value-type="float">
            <text:p>0.968421</text:p>
          </table:table-cell>
          <table:table-cell table:formula="of:=[Sheet1_4.H21]" office:value-type="float" office:value="0" calcext:value-type="float">
            <text:p>0</text:p>
          </table:table-cell>
          <table:table-cell table:formula="of:=SUM([.B21:.H21])/7" office:value-type="float" office:value="0.450573871428571" calcext:value-type="float">
            <text:p>0.4505738714</text:p>
          </table:table-cell>
          <table:table-cell table:formula="of:=POWER(PRODUCT([.B21:.H21]); 1/7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eights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sum</text:p>
          </table:table-cell>
          <table:table-cell table:formula="of:=SUM([.B23:.H2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# length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robustness</text:p>
          </table:table-cell>
          <table:table-cell office:value-type="string" calcext:value-type="string">
            <text:p><text:s/>alignment</text:p>
          </table:table-cell>
          <table:table-cell office:value-type="string" calcext:value-type="string">
            <text:p><text:s/>coverage</text:p>
          </table:table-cell>
          <table:table-cell office:value-type="string" calcext:value-type="string">
            <text:p><text:s/>wrench</text:p>
          </table:table-cell>
          <table:table-cell office:value-type="string" calcext:value-type="string">
            <text:p><text:s/>stress</text:p>
          </table:table-cell>
          <table:table-cell office:value-type="string" calcext:value-type="string">
            <text:p><text:s/>volume</text:p>
          </table:table-cell>
          <table:table-cell office:value-type="string" calcext:value-type="string">
            <text:p><text:s/>qsum</text:p>
          </table:table-cell>
          <table:table-cell office:value-type="string" calcext:value-type="string">
            <text:p><text:s/>qlog</text:p>
          </table:table-cell>
        </table:table-row>
        <table:table-row table:style-name="ro1">
          <table:table-cell table:formula="of:=[.A2]" office:value-type="float" office:value="0" calcext:value-type="float">
            <text:p>0</text:p>
          </table:table-cell>
          <table:table-cell table:formula="of:=[.B2]*[.B$23]" office:value-type="float" office:value="0.0394737" calcext:value-type="float">
            <text:p>0.0394737</text:p>
          </table:table-cell>
          <table:table-cell table:formula="of:=[.C2]*[.C$23]" office:value-type="float" office:value="1" calcext:value-type="float">
            <text:p>1</text:p>
          </table:table-cell>
          <table:table-cell table:formula="of:=[.D2]*[.D$23]" office:value-type="float" office:value="0" calcext:value-type="float">
            <text:p>0</text:p>
          </table:table-cell>
          <table:table-cell table:formula="of:=[.E2]*[.E$23]" office:value-type="float" office:value="0.0316344" calcext:value-type="float">
            <text:p>0.0316344</text:p>
          </table:table-cell>
          <table:table-cell table:formula="of:=[.F2]*[.F$23]" office:value-type="float" office:value="0.0278443" calcext:value-type="float">
            <text:p>0.0278443</text:p>
          </table:table-cell>
          <table:table-cell table:formula="of:=[.G2]*[.G$23]" office:value-type="float" office:value="0" calcext:value-type="float">
            <text:p>0</text:p>
          </table:table-cell>
          <table:table-cell table:formula="of:=[.H2]*[.H$23]" office:value-type="float" office:value="1" calcext:value-type="float">
            <text:p>1</text:p>
          </table:table-cell>
          <table:table-cell table:formula="of:=SUM([.B25:.H25])/[.$J$23]" office:value-type="float" office:value="0.299850342857143" calcext:value-type="float">
            <text:p>0.2998503429</text:p>
          </table:table-cell>
          <table:table-cell table:formula="of:=POWER(PRODUCT([.B25:.H25]); 1/[.$J$23])" office:value-type="float" office:value="0" calcext:value-type="float">
            <text:p>0</text:p>
          </table:table-cell>
        </table:table-row>
        <table:table-row table:style-name="ro1">
          <table:table-cell table:formula="of:=[.A3]" office:value-type="float" office:value="0.0025" calcext:value-type="float">
            <text:p>0.0025</text:p>
          </table:table-cell>
          <table:table-cell table:formula="of:=[.B3]*[.B$23]" office:value-type="float" office:value="0.681818" calcext:value-type="float">
            <text:p>0.681818</text:p>
          </table:table-cell>
          <table:table-cell table:formula="of:=[.C3]*[.C$23]" office:value-type="float" office:value="1" calcext:value-type="float">
            <text:p>1</text:p>
          </table:table-cell>
          <table:table-cell table:formula="of:=[.D3]*[.D$23]" office:value-type="float" office:value="0.0888956" calcext:value-type="float">
            <text:p>0.0888956</text:p>
          </table:table-cell>
          <table:table-cell table:formula="of:=[.E3]*[.E$23]" office:value-type="float" office:value="0.237237" calcext:value-type="float">
            <text:p>0.237237</text:p>
          </table:table-cell>
          <table:table-cell table:formula="of:=[.F3]*[.F$23]" office:value-type="float" office:value="0.072612" calcext:value-type="float">
            <text:p>0.072612</text:p>
          </table:table-cell>
          <table:table-cell table:formula="of:=[.G3]*[.G$23]" office:value-type="float" office:value="0.4" calcext:value-type="float">
            <text:p>0.4</text:p>
          </table:table-cell>
          <table:table-cell table:formula="of:=[.H3]*[.H$23]" office:value-type="float" office:value="0.9375" calcext:value-type="float">
            <text:p>0.9375</text:p>
          </table:table-cell>
          <table:table-cell table:formula="of:=SUM([.B26:.H26])/[.$J$23]" office:value-type="float" office:value="0.488294657142857" calcext:value-type="float">
            <text:p>0.4882946571</text:p>
          </table:table-cell>
          <table:table-cell table:formula="of:=POWER(PRODUCT([.B26:.H26]); 1/[.$J$23])" office:value-type="float" office:value="0.326026554284642" calcext:value-type="float">
            <text:p>0.3260265543</text:p>
          </table:table-cell>
        </table:table-row>
        <table:table-row table:style-name="ro1">
          <table:table-cell table:formula="of:=[.A4]" office:value-type="float" office:value="0.005" calcext:value-type="float">
            <text:p>0.005</text:p>
          </table:table-cell>
          <table:table-cell table:formula="of:=[.B4]*[.B$23]" office:value-type="float" office:value="0.674419" calcext:value-type="float">
            <text:p>0.674419</text:p>
          </table:table-cell>
          <table:table-cell table:formula="of:=[.C4]*[.C$23]" office:value-type="float" office:value="1" calcext:value-type="float">
            <text:p>1</text:p>
          </table:table-cell>
          <table:table-cell table:formula="of:=[.D4]*[.D$23]" office:value-type="float" office:value="0.0475162" calcext:value-type="float">
            <text:p>0.0475162</text:p>
          </table:table-cell>
          <table:table-cell table:formula="of:=[.E4]*[.E$23]" office:value-type="float" office:value="0.231231" calcext:value-type="float">
            <text:p>0.231231</text:p>
          </table:table-cell>
          <table:table-cell table:formula="of:=[.F4]*[.F$23]" office:value-type="float" office:value="0.0694441" calcext:value-type="float">
            <text:p>0.0694441</text:p>
          </table:table-cell>
          <table:table-cell table:formula="of:=[.G4]*[.G$23]" office:value-type="float" office:value="0.7" calcext:value-type="float">
            <text:p>0.7</text:p>
          </table:table-cell>
          <table:table-cell table:formula="of:=[.H4]*[.H$23]" office:value-type="float" office:value="0.875" calcext:value-type="float">
            <text:p>0.875</text:p>
          </table:table-cell>
          <table:table-cell table:formula="of:=SUM([.B27:.H27])/[.$J$23]" office:value-type="float" office:value="0.513944328571429" calcext:value-type="float">
            <text:p>0.5139443286</text:p>
          </table:table-cell>
          <table:table-cell table:formula="of:=POWER(PRODUCT([.B27:.H27]); 1/[.$J$23])" office:value-type="float" office:value="0.316077908727387" calcext:value-type="float">
            <text:p>0.3160779087</text:p>
          </table:table-cell>
        </table:table-row>
        <table:table-row table:style-name="ro1">
          <table:table-cell table:formula="of:=[.A5]" office:value-type="float" office:value="0.0075" calcext:value-type="float">
            <text:p>0.0075</text:p>
          </table:table-cell>
          <table:table-cell table:formula="of:=[.B5]*[.B$23]" office:value-type="float" office:value="0.655556" calcext:value-type="float">
            <text:p>0.655556</text:p>
          </table:table-cell>
          <table:table-cell table:formula="of:=[.C5]*[.C$23]" office:value-type="float" office:value="1" calcext:value-type="float">
            <text:p>1</text:p>
          </table:table-cell>
          <table:table-cell table:formula="of:=[.D5]*[.D$23]" office:value-type="float" office:value="0.043385" calcext:value-type="float">
            <text:p>0.043385</text:p>
          </table:table-cell>
          <table:table-cell table:formula="of:=[.E5]*[.E$23]" office:value-type="float" office:value="0.243243" calcext:value-type="float">
            <text:p>0.243243</text:p>
          </table:table-cell>
          <table:table-cell table:formula="of:=[.F5]*[.F$23]" office:value-type="float" office:value="0.0762756" calcext:value-type="float">
            <text:p>0.0762756</text:p>
          </table:table-cell>
          <table:table-cell table:formula="of:=[.G5]*[.G$23]" office:value-type="float" office:value="0.8" calcext:value-type="float">
            <text:p>0.8</text:p>
          </table:table-cell>
          <table:table-cell table:formula="of:=[.H5]*[.H$23]" office:value-type="float" office:value="0.8125" calcext:value-type="float">
            <text:p>0.8125</text:p>
          </table:table-cell>
          <table:table-cell table:formula="of:=SUM([.B28:.H28])/[.$J$23]" office:value-type="float" office:value="0.518708514285714" calcext:value-type="float">
            <text:p>0.5187085143</text:p>
          </table:table-cell>
          <table:table-cell table:formula="of:=POWER(PRODUCT([.B28:.H28]); 1/[.$J$23])" office:value-type="float" office:value="0.319919894854731" calcext:value-type="float">
            <text:p>0.3199198949</text:p>
          </table:table-cell>
        </table:table-row>
        <table:table-row table:style-name="ro1">
          <table:table-cell table:formula="of:=[.A6]" office:value-type="float" office:value="0.01" calcext:value-type="float">
            <text:p>0.01</text:p>
          </table:table-cell>
          <table:table-cell table:formula="of:=[.B6]*[.B$23]" office:value-type="float" office:value="0.725275" calcext:value-type="float">
            <text:p>0.725275</text:p>
          </table:table-cell>
          <table:table-cell table:formula="of:=[.C6]*[.C$23]" office:value-type="float" office:value="1" calcext:value-type="float">
            <text:p>1</text:p>
          </table:table-cell>
          <table:table-cell table:formula="of:=[.D6]*[.D$23]" office:value-type="float" office:value="0.0724628" calcext:value-type="float">
            <text:p>0.0724628</text:p>
          </table:table-cell>
          <table:table-cell table:formula="of:=[.E6]*[.E$23]" office:value-type="float" office:value="0.257485" calcext:value-type="float">
            <text:p>0.257485</text:p>
          </table:table-cell>
          <table:table-cell table:formula="of:=[.F6]*[.F$23]" office:value-type="float" office:value="0.0719303" calcext:value-type="float">
            <text:p>0.0719303</text:p>
          </table:table-cell>
          <table:table-cell table:formula="of:=[.G6]*[.G$23]" office:value-type="float" office:value="0.85" calcext:value-type="float">
            <text:p>0.85</text:p>
          </table:table-cell>
          <table:table-cell table:formula="of:=[.H6]*[.H$23]" office:value-type="float" office:value="0.75" calcext:value-type="float">
            <text:p>0.75</text:p>
          </table:table-cell>
          <table:table-cell table:formula="of:=SUM([.B29:.H29])/[.$J$23]" office:value-type="float" office:value="0.532450442857143" calcext:value-type="float">
            <text:p>0.5324504429</text:p>
          </table:table-cell>
          <table:table-cell table:formula="of:=POWER(PRODUCT([.B29:.H29]); 1/[.$J$23])" office:value-type="float" office:value="0.348195469660926" calcext:value-type="float">
            <text:p>0.3481954697</text:p>
          </table:table-cell>
        </table:table-row>
        <table:table-row table:style-name="ro1">
          <table:table-cell table:formula="of:=[.A7]" office:value-type="float" office:value="0.0125" calcext:value-type="float">
            <text:p>0.0125</text:p>
          </table:table-cell>
          <table:table-cell table:formula="of:=[.B7]*[.B$23]" office:value-type="float" office:value="0.744444" calcext:value-type="float">
            <text:p>0.744444</text:p>
          </table:table-cell>
          <table:table-cell table:formula="of:=[.C7]*[.C$23]" office:value-type="float" office:value="1" calcext:value-type="float">
            <text:p>1</text:p>
          </table:table-cell>
          <table:table-cell table:formula="of:=[.D7]*[.D$23]" office:value-type="float" office:value="0.0448207" calcext:value-type="float">
            <text:p>0.0448207</text:p>
          </table:table-cell>
          <table:table-cell table:formula="of:=[.E7]*[.E$23]" office:value-type="float" office:value="0.251497" calcext:value-type="float">
            <text:p>0.251497</text:p>
          </table:table-cell>
          <table:table-cell table:formula="of:=[.F7]*[.F$23]" office:value-type="float" office:value="0.0819692" calcext:value-type="float">
            <text:p>0.0819692</text:p>
          </table:table-cell>
          <table:table-cell table:formula="of:=[.G7]*[.G$23]" office:value-type="float" office:value="0.88" calcext:value-type="float">
            <text:p>0.88</text:p>
          </table:table-cell>
          <table:table-cell table:formula="of:=[.H7]*[.H$23]" office:value-type="float" office:value="0.6875" calcext:value-type="float">
            <text:p>0.6875</text:p>
          </table:table-cell>
          <table:table-cell table:formula="of:=SUM([.B30:.H30])/[.$J$23]" office:value-type="float" office:value="0.527175842857143" calcext:value-type="float">
            <text:p>0.5271758429</text:p>
          </table:table-cell>
          <table:table-cell table:formula="of:=POWER(PRODUCT([.B30:.H30]); 1/[.$J$23])" office:value-type="float" office:value="0.328878626372702" calcext:value-type="float">
            <text:p>0.3288786264</text:p>
          </table:table-cell>
        </table:table-row>
        <table:table-row table:style-name="ro1">
          <table:table-cell table:formula="of:=[.A8]" office:value-type="float" office:value="0.015" calcext:value-type="float">
            <text:p>0.015</text:p>
          </table:table-cell>
          <table:table-cell table:formula="of:=[.B8]*[.B$23]" office:value-type="float" office:value="0.752809" calcext:value-type="float">
            <text:p>0.752809</text:p>
          </table:table-cell>
          <table:table-cell table:formula="of:=[.C8]*[.C$23]" office:value-type="float" office:value="1" calcext:value-type="float">
            <text:p>1</text:p>
          </table:table-cell>
          <table:table-cell table:formula="of:=[.D8]*[.D$23]" office:value-type="float" office:value="0.0868876" calcext:value-type="float">
            <text:p>0.0868876</text:p>
          </table:table-cell>
          <table:table-cell table:formula="of:=[.E8]*[.E$23]" office:value-type="float" office:value="0.251497" calcext:value-type="float">
            <text:p>0.251497</text:p>
          </table:table-cell>
          <table:table-cell table:formula="of:=[.F8]*[.F$23]" office:value-type="float" office:value="0.066388" calcext:value-type="float">
            <text:p>0.066388</text:p>
          </table:table-cell>
          <table:table-cell table:formula="of:=[.G8]*[.G$23]" office:value-type="float" office:value="0.9" calcext:value-type="float">
            <text:p>0.9</text:p>
          </table:table-cell>
          <table:table-cell table:formula="of:=[.H8]*[.H$23]" office:value-type="float" office:value="0.625" calcext:value-type="float">
            <text:p>0.625</text:p>
          </table:table-cell>
          <table:table-cell table:formula="of:=SUM([.B31:.H31])/[.$J$23]" office:value-type="float" office:value="0.526083085714286" calcext:value-type="float">
            <text:p>0.5260830857</text:p>
          </table:table-cell>
          <table:table-cell table:formula="of:=POWER(PRODUCT([.B31:.H31]); 1/[.$J$23])" office:value-type="float" office:value="0.347694817825909" calcext:value-type="float">
            <text:p>0.3476948178</text:p>
          </table:table-cell>
        </table:table-row>
        <table:table-row table:style-name="ro1">
          <table:table-cell table:formula="of:=[.A9]" office:value-type="float" office:value="0.0175" calcext:value-type="float">
            <text:p>0.0175</text:p>
          </table:table-cell>
          <table:table-cell table:formula="of:=[.B9]*[.B$23]" office:value-type="float" office:value="0.75" calcext:value-type="float">
            <text:p>0.75</text:p>
          </table:table-cell>
          <table:table-cell table:formula="of:=[.C9]*[.C$23]" office:value-type="float" office:value="1" calcext:value-type="float">
            <text:p>1</text:p>
          </table:table-cell>
          <table:table-cell table:formula="of:=[.D9]*[.D$23]" office:value-type="float" office:value="0.137857" calcext:value-type="float">
            <text:p>0.137857</text:p>
          </table:table-cell>
          <table:table-cell table:formula="of:=[.E9]*[.E$23]" office:value-type="float" office:value="0.242775" calcext:value-type="float">
            <text:p>0.242775</text:p>
          </table:table-cell>
          <table:table-cell table:formula="of:=[.F9]*[.F$23]" office:value-type="float" office:value="0.0775001" calcext:value-type="float">
            <text:p>0.0775001</text:p>
          </table:table-cell>
          <table:table-cell table:formula="of:=[.G9]*[.G$23]" office:value-type="float" office:value="0.914286" calcext:value-type="float">
            <text:p>0.914286</text:p>
          </table:table-cell>
          <table:table-cell table:formula="of:=[.H9]*[.H$23]" office:value-type="float" office:value="0.5625" calcext:value-type="float">
            <text:p>0.5625</text:p>
          </table:table-cell>
          <table:table-cell table:formula="of:=SUM([.B32:.H32])/[.$J$23]" office:value-type="float" office:value="0.526416871428571" calcext:value-type="float">
            <text:p>0.5264168714</text:p>
          </table:table-cell>
          <table:table-cell table:formula="of:=POWER(PRODUCT([.B32:.H32]); 1/[.$J$23])" office:value-type="float" office:value="0.372784007429601" calcext:value-type="float">
            <text:p>0.3727840074</text:p>
          </table:table-cell>
        </table:table-row>
        <table:table-row table:style-name="ro1">
          <table:table-cell table:formula="of:=[.A10]" office:value-type="float" office:value="0.02" calcext:value-type="float">
            <text:p>0.02</text:p>
          </table:table-cell>
          <table:table-cell table:formula="of:=[.B10]*[.B$23]" office:value-type="float" office:value="0.727273" calcext:value-type="float">
            <text:p>0.727273</text:p>
          </table:table-cell>
          <table:table-cell table:formula="of:=[.C10]*[.C$23]" office:value-type="float" office:value="1" calcext:value-type="float">
            <text:p>1</text:p>
          </table:table-cell>
          <table:table-cell table:formula="of:=[.D10]*[.D$23]" office:value-type="float" office:value="0.116256" calcext:value-type="float">
            <text:p>0.116256</text:p>
          </table:table-cell>
          <table:table-cell table:formula="of:=[.E10]*[.E$23]" office:value-type="float" office:value="0.242775" calcext:value-type="float">
            <text:p>0.242775</text:p>
          </table:table-cell>
          <table:table-cell table:formula="of:=[.F10]*[.F$23]" office:value-type="float" office:value="0.0778529" calcext:value-type="float">
            <text:p>0.0778529</text:p>
          </table:table-cell>
          <table:table-cell table:formula="of:=[.G10]*[.G$23]" office:value-type="float" office:value="0.925" calcext:value-type="float">
            <text:p>0.925</text:p>
          </table:table-cell>
          <table:table-cell table:formula="of:=[.H10]*[.H$23]" office:value-type="float" office:value="0.5" calcext:value-type="float">
            <text:p>0.5</text:p>
          </table:table-cell>
          <table:table-cell table:formula="of:=SUM([.B33:.H33])/[.$J$23]" office:value-type="float" office:value="0.5127367" calcext:value-type="float">
            <text:p>0.5127367</text:p>
          </table:table-cell>
          <table:table-cell table:formula="of:=POWER(PRODUCT([.B33:.H33]); 1/[.$J$23])" office:value-type="float" office:value="0.35700303239904" calcext:value-type="float">
            <text:p>0.3570030324</text:p>
          </table:table-cell>
        </table:table-row>
        <table:table-row table:style-name="ro1">
          <table:table-cell table:formula="of:=[.A11]" office:value-type="float" office:value="0.0225" calcext:value-type="float">
            <text:p>0.0225</text:p>
          </table:table-cell>
          <table:table-cell table:formula="of:=[.B11]*[.B$23]" office:value-type="float" office:value="0.772727" calcext:value-type="float">
            <text:p>0.772727</text:p>
          </table:table-cell>
          <table:table-cell table:formula="of:=[.C11]*[.C$23]" office:value-type="float" office:value="1" calcext:value-type="float">
            <text:p>1</text:p>
          </table:table-cell>
          <table:table-cell table:formula="of:=[.D11]*[.D$23]" office:value-type="float" office:value="0.0782982" calcext:value-type="float">
            <text:p>0.0782982</text:p>
          </table:table-cell>
          <table:table-cell table:formula="of:=[.E11]*[.E$23]" office:value-type="float" office:value="0.244957" calcext:value-type="float">
            <text:p>0.244957</text:p>
          </table:table-cell>
          <table:table-cell table:formula="of:=[.F11]*[.F$23]" office:value-type="float" office:value="0.0805288" calcext:value-type="float">
            <text:p>0.0805288</text:p>
          </table:table-cell>
          <table:table-cell table:formula="of:=[.G11]*[.G$23]" office:value-type="float" office:value="0.933333" calcext:value-type="float">
            <text:p>0.933333</text:p>
          </table:table-cell>
          <table:table-cell table:formula="of:=[.H11]*[.H$23]" office:value-type="float" office:value="0.4375" calcext:value-type="float">
            <text:p>0.4375</text:p>
          </table:table-cell>
          <table:table-cell table:formula="of:=SUM([.B34:.H34])/[.$J$23]" office:value-type="float" office:value="0.506763428571429" calcext:value-type="float">
            <text:p>0.5067634286</text:p>
          </table:table-cell>
          <table:table-cell table:formula="of:=POWER(PRODUCT([.B34:.H34]); 1/[.$J$23])" office:value-type="float" office:value="0.336382485490102" calcext:value-type="float">
            <text:p>0.3363824855</text:p>
          </table:table-cell>
        </table:table-row>
        <table:table-row table:style-name="ro1">
          <table:table-cell table:formula="of:=[.A12]" office:value-type="float" office:value="0.025" calcext:value-type="float">
            <text:p>0.025</text:p>
          </table:table-cell>
          <table:table-cell table:formula="of:=[.B12]*[.B$23]" office:value-type="float" office:value="0.733333" calcext:value-type="float">
            <text:p>0.733333</text:p>
          </table:table-cell>
          <table:table-cell table:formula="of:=[.C12]*[.C$23]" office:value-type="float" office:value="1" calcext:value-type="float">
            <text:p>1</text:p>
          </table:table-cell>
          <table:table-cell table:formula="of:=[.D12]*[.D$23]" office:value-type="float" office:value="0.0465608" calcext:value-type="float">
            <text:p>0.0465608</text:p>
          </table:table-cell>
          <table:table-cell table:formula="of:=[.E12]*[.E$23]" office:value-type="float" office:value="0.242857" calcext:value-type="float">
            <text:p>0.242857</text:p>
          </table:table-cell>
          <table:table-cell table:formula="of:=[.F12]*[.F$23]" office:value-type="float" office:value="0.0823441" calcext:value-type="float">
            <text:p>0.0823441</text:p>
          </table:table-cell>
          <table:table-cell table:formula="of:=[.G12]*[.G$23]" office:value-type="float" office:value="0.94" calcext:value-type="float">
            <text:p>0.94</text:p>
          </table:table-cell>
          <table:table-cell table:formula="of:=[.H12]*[.H$23]" office:value-type="float" office:value="0.375" calcext:value-type="float">
            <text:p>0.375</text:p>
          </table:table-cell>
          <table:table-cell table:formula="of:=SUM([.B35:.H35])/[.$J$23]" office:value-type="float" office:value="0.488584985714286" calcext:value-type="float">
            <text:p>0.4885849857</text:p>
          </table:table-cell>
          <table:table-cell table:formula="of:=POWER(PRODUCT([.B35:.H35]); 1/[.$J$23])" office:value-type="float" office:value="0.304134908355105" calcext:value-type="float">
            <text:p>0.3041349084</text:p>
          </table:table-cell>
        </table:table-row>
        <table:table-row table:style-name="ro1">
          <table:table-cell table:formula="of:=[.A13]" office:value-type="float" office:value="0.0275" calcext:value-type="float">
            <text:p>0.0275</text:p>
          </table:table-cell>
          <table:table-cell table:formula="of:=[.B13]*[.B$23]" office:value-type="float" office:value="0.766667" calcext:value-type="float">
            <text:p>0.766667</text:p>
          </table:table-cell>
          <table:table-cell table:formula="of:=[.C13]*[.C$23]" office:value-type="float" office:value="1" calcext:value-type="float">
            <text:p>1</text:p>
          </table:table-cell>
          <table:table-cell table:formula="of:=[.D13]*[.D$23]" office:value-type="float" office:value="0.0775138" calcext:value-type="float">
            <text:p>0.0775138</text:p>
          </table:table-cell>
          <table:table-cell table:formula="of:=[.E13]*[.E$23]" office:value-type="float" office:value="0.245714" calcext:value-type="float">
            <text:p>0.245714</text:p>
          </table:table-cell>
          <table:table-cell table:formula="of:=[.F13]*[.F$23]" office:value-type="float" office:value="0.0861408" calcext:value-type="float">
            <text:p>0.0861408</text:p>
          </table:table-cell>
          <table:table-cell table:formula="of:=[.G13]*[.G$23]" office:value-type="float" office:value="0.945455" calcext:value-type="float">
            <text:p>0.945455</text:p>
          </table:table-cell>
          <table:table-cell table:formula="of:=[.H13]*[.H$23]" office:value-type="float" office:value="0.3125" calcext:value-type="float">
            <text:p>0.3125</text:p>
          </table:table-cell>
          <table:table-cell table:formula="of:=SUM([.B36:.H36])/[.$J$23]" office:value-type="float" office:value="0.490570085714286" calcext:value-type="float">
            <text:p>0.4905700857</text:p>
          </table:table-cell>
          <table:table-cell table:formula="of:=POWER(PRODUCT([.B36:.H36]); 1/[.$J$23])" office:value-type="float" office:value="0.323605949800098" calcext:value-type="float">
            <text:p>0.3236059498</text:p>
          </table:table-cell>
        </table:table-row>
        <table:table-row table:style-name="ro1">
          <table:table-cell table:formula="of:=[.A14]" office:value-type="float" office:value="0.03" calcext:value-type="float">
            <text:p>0.03</text:p>
          </table:table-cell>
          <table:table-cell table:formula="of:=[.B14]*[.B$23]" office:value-type="float" office:value="0.755556" calcext:value-type="float">
            <text:p>0.755556</text:p>
          </table:table-cell>
          <table:table-cell table:formula="of:=[.C14]*[.C$23]" office:value-type="float" office:value="1" calcext:value-type="float">
            <text:p>1</text:p>
          </table:table-cell>
          <table:table-cell table:formula="of:=[.D14]*[.D$23]" office:value-type="float" office:value="0.0188937" calcext:value-type="float">
            <text:p>0.0188937</text:p>
          </table:table-cell>
          <table:table-cell table:formula="of:=[.E14]*[.E$23]" office:value-type="float" office:value="0.238356" calcext:value-type="float">
            <text:p>0.238356</text:p>
          </table:table-cell>
          <table:table-cell table:formula="of:=[.F14]*[.F$23]" office:value-type="float" office:value="0.0884297" calcext:value-type="float">
            <text:p>0.0884297</text:p>
          </table:table-cell>
          <table:table-cell table:formula="of:=[.G14]*[.G$23]" office:value-type="float" office:value="0.95" calcext:value-type="float">
            <text:p>0.95</text:p>
          </table:table-cell>
          <table:table-cell table:formula="of:=[.H14]*[.H$23]" office:value-type="float" office:value="0.25" calcext:value-type="float">
            <text:p>0.25</text:p>
          </table:table-cell>
          <table:table-cell table:formula="of:=SUM([.B37:.H37])/[.$J$23]" office:value-type="float" office:value="0.471605057142857" calcext:value-type="float">
            <text:p>0.4716050571</text:p>
          </table:table-cell>
          <table:table-cell table:formula="of:=POWER(PRODUCT([.B37:.H37]); 1/[.$J$23])" office:value-type="float" office:value="0.255696335518448" calcext:value-type="float">
            <text:p>0.2556963355</text:p>
          </table:table-cell>
        </table:table-row>
        <table:table-row table:style-name="ro1">
          <table:table-cell table:formula="of:=[.A15]" office:value-type="float" office:value="0.0325" calcext:value-type="float">
            <text:p>0.0325</text:p>
          </table:table-cell>
          <table:table-cell table:formula="of:=[.B15]*[.B$23]" office:value-type="float" office:value="0.777778" calcext:value-type="float">
            <text:p>0.777778</text:p>
          </table:table-cell>
          <table:table-cell table:formula="of:=[.C15]*[.C$23]" office:value-type="float" office:value="1" calcext:value-type="float">
            <text:p>1</text:p>
          </table:table-cell>
          <table:table-cell table:formula="of:=[.D15]*[.D$23]" office:value-type="float" office:value="0.080911" calcext:value-type="float">
            <text:p>0.080911</text:p>
          </table:table-cell>
          <table:table-cell table:formula="of:=[.E15]*[.E$23]" office:value-type="float" office:value="0.238356" calcext:value-type="float">
            <text:p>0.238356</text:p>
          </table:table-cell>
          <table:table-cell table:formula="of:=[.F15]*[.F$23]" office:value-type="float" office:value="0.0862592" calcext:value-type="float">
            <text:p>0.0862592</text:p>
          </table:table-cell>
          <table:table-cell table:formula="of:=[.G15]*[.G$23]" office:value-type="float" office:value="0.953846" calcext:value-type="float">
            <text:p>0.953846</text:p>
          </table:table-cell>
          <table:table-cell table:formula="of:=[.H15]*[.H$23]" office:value-type="float" office:value="0.1875" calcext:value-type="float">
            <text:p>0.1875</text:p>
          </table:table-cell>
          <table:table-cell table:formula="of:=SUM([.B38:.H38])/[.$J$23]" office:value-type="float" office:value="0.474950028571429" calcext:value-type="float">
            <text:p>0.4749500286</text:p>
          </table:table-cell>
          <table:table-cell table:formula="of:=POWER(PRODUCT([.B38:.H38]); 1/[.$J$23])" office:value-type="float" office:value="0.302430018575906" calcext:value-type="float">
            <text:p>0.3024300186</text:p>
          </table:table-cell>
        </table:table-row>
        <table:table-row table:style-name="ro1">
          <table:table-cell table:formula="of:=[.A16]" office:value-type="float" office:value="0.035" calcext:value-type="float">
            <text:p>0.035</text:p>
          </table:table-cell>
          <table:table-cell table:formula="of:=[.B16]*[.B$23]" office:value-type="float" office:value="0.775281" calcext:value-type="float">
            <text:p>0.775281</text:p>
          </table:table-cell>
          <table:table-cell table:formula="of:=[.C16]*[.C$23]" office:value-type="float" office:value="1" calcext:value-type="float">
            <text:p>1</text:p>
          </table:table-cell>
          <table:table-cell table:formula="of:=[.D16]*[.D$23]" office:value-type="float" office:value="0.132772" calcext:value-type="float">
            <text:p>0.132772</text:p>
          </table:table-cell>
          <table:table-cell table:formula="of:=[.E16]*[.E$23]" office:value-type="float" office:value="0.234332" calcext:value-type="float">
            <text:p>0.234332</text:p>
          </table:table-cell>
          <table:table-cell table:formula="of:=[.F16]*[.F$23]" office:value-type="float" office:value="0.0903504" calcext:value-type="float">
            <text:p>0.0903504</text:p>
          </table:table-cell>
          <table:table-cell table:formula="of:=[.G16]*[.G$23]" office:value-type="float" office:value="0.957143" calcext:value-type="float">
            <text:p>0.957143</text:p>
          </table:table-cell>
          <table:table-cell table:formula="of:=[.H16]*[.H$23]" office:value-type="float" office:value="0.125" calcext:value-type="float">
            <text:p>0.125</text:p>
          </table:table-cell>
          <table:table-cell table:formula="of:=SUM([.B39:.H39])/[.$J$23]" office:value-type="float" office:value="0.473554057142857" calcext:value-type="float">
            <text:p>0.4735540571</text:p>
          </table:table-cell>
          <table:table-cell table:formula="of:=POWER(PRODUCT([.B39:.H39]); 1/[.$J$23])" office:value-type="float" office:value="0.307631351822438" calcext:value-type="float">
            <text:p>0.3076313518</text:p>
          </table:table-cell>
        </table:table-row>
        <table:table-row table:style-name="ro1">
          <table:table-cell table:formula="of:=[.A17]" office:value-type="float" office:value="0.0375" calcext:value-type="float">
            <text:p>0.0375</text:p>
          </table:table-cell>
          <table:table-cell table:formula="of:=[.B17]*[.B$23]" office:value-type="float" office:value="0.75" calcext:value-type="float">
            <text:p>0.75</text:p>
          </table:table-cell>
          <table:table-cell table:formula="of:=[.C17]*[.C$23]" office:value-type="float" office:value="1" calcext:value-type="float">
            <text:p>1</text:p>
          </table:table-cell>
          <table:table-cell table:formula="of:=[.D17]*[.D$23]" office:value-type="float" office:value="0.0879113" calcext:value-type="float">
            <text:p>0.0879113</text:p>
          </table:table-cell>
          <table:table-cell table:formula="of:=[.E17]*[.E$23]" office:value-type="float" office:value="0.231608" calcext:value-type="float">
            <text:p>0.231608</text:p>
          </table:table-cell>
          <table:table-cell table:formula="of:=[.F17]*[.F$23]" office:value-type="float" office:value="0.0914264" calcext:value-type="float">
            <text:p>0.0914264</text:p>
          </table:table-cell>
          <table:table-cell table:formula="of:=[.G17]*[.G$23]" office:value-type="float" office:value="0.96" calcext:value-type="float">
            <text:p>0.96</text:p>
          </table:table-cell>
          <table:table-cell table:formula="of:=[.H17]*[.H$23]" office:value-type="float" office:value="0.0625" calcext:value-type="float">
            <text:p>0.0625</text:p>
          </table:table-cell>
          <table:table-cell table:formula="of:=SUM([.B40:.H40])/[.$J$23]" office:value-type="float" office:value="0.454777957142857" calcext:value-type="float">
            <text:p>0.4547779571</text:p>
          </table:table-cell>
          <table:table-cell table:formula="of:=POWER(PRODUCT([.B40:.H40]); 1/[.$J$23])" office:value-type="float" office:value="0.261567149051999" calcext:value-type="float">
            <text:p>0.2615671491</text:p>
          </table:table-cell>
        </table:table-row>
        <table:table-row table:style-name="ro1">
          <table:table-cell table:formula="of:=[.A18]" office:value-type="float" office:value="0.04" calcext:value-type="float">
            <text:p>0.04</text:p>
          </table:table-cell>
          <table:table-cell table:formula="of:=[.B18]*[.B$23]" office:value-type="float" office:value="0.777778" calcext:value-type="float">
            <text:p>0.777778</text:p>
          </table:table-cell>
          <table:table-cell table:formula="of:=[.C18]*[.C$23]" office:value-type="float" office:value="1" calcext:value-type="float">
            <text:p>1</text:p>
          </table:table-cell>
          <table:table-cell table:formula="of:=[.D18]*[.D$23]" office:value-type="float" office:value="0.0648667" calcext:value-type="float">
            <text:p>0.0648667</text:p>
          </table:table-cell>
          <table:table-cell table:formula="of:=[.E18]*[.E$23]" office:value-type="float" office:value="0.232" calcext:value-type="float">
            <text:p>0.232</text:p>
          </table:table-cell>
          <table:table-cell table:formula="of:=[.F18]*[.F$23]" office:value-type="float" office:value="0.0960251" calcext:value-type="float">
            <text:p>0.0960251</text:p>
          </table:table-cell>
          <table:table-cell table:formula="of:=[.G18]*[.G$23]" office:value-type="float" office:value="0.9625" calcext:value-type="float">
            <text:p>0.9625</text:p>
          </table:table-cell>
          <table:table-cell table:formula="of:=[.H18]*[.H$23]" office:value-type="float" office:value="0" calcext:value-type="float">
            <text:p>0</text:p>
          </table:table-cell>
          <table:table-cell table:formula="of:=SUM([.B41:.H41])/[.$J$23]" office:value-type="float" office:value="0.447595685714286" calcext:value-type="float">
            <text:p>0.4475956857</text:p>
          </table:table-cell>
          <table:table-cell table:formula="of:=POWER(PRODUCT([.B41:.H41]); 1/[.$J$23])" office:value-type="float" office:value="0" calcext:value-type="float">
            <text:p>0</text:p>
          </table:table-cell>
        </table:table-row>
        <table:table-row table:style-name="ro1">
          <table:table-cell table:formula="of:=[.A19]" office:value-type="float" office:value="0.0425" calcext:value-type="float">
            <text:p>0.0425</text:p>
          </table:table-cell>
          <table:table-cell table:formula="of:=[.B19]*[.B$23]" office:value-type="float" office:value="0.797753" calcext:value-type="float">
            <text:p>0.797753</text:p>
          </table:table-cell>
          <table:table-cell table:formula="of:=[.C19]*[.C$23]" office:value-type="float" office:value="1" calcext:value-type="float">
            <text:p>1</text:p>
          </table:table-cell>
          <table:table-cell table:formula="of:=[.D19]*[.D$23]" office:value-type="float" office:value="0.0937064" calcext:value-type="float">
            <text:p>0.0937064</text:p>
          </table:table-cell>
          <table:table-cell table:formula="of:=[.E19]*[.E$23]" office:value-type="float" office:value="0.229333" calcext:value-type="float">
            <text:p>0.229333</text:p>
          </table:table-cell>
          <table:table-cell table:formula="of:=[.F19]*[.F$23]" office:value-type="float" office:value="0.0947361" calcext:value-type="float">
            <text:p>0.0947361</text:p>
          </table:table-cell>
          <table:table-cell table:formula="of:=[.G19]*[.G$23]" office:value-type="float" office:value="0.964706" calcext:value-type="float">
            <text:p>0.964706</text:p>
          </table:table-cell>
          <table:table-cell table:formula="of:=[.H19]*[.H$23]" office:value-type="float" office:value="0" calcext:value-type="float">
            <text:p>0</text:p>
          </table:table-cell>
          <table:table-cell table:formula="of:=SUM([.B42:.H42])/[.$J$23]" office:value-type="float" office:value="0.454319214285714" calcext:value-type="float">
            <text:p>0.4543192143</text:p>
          </table:table-cell>
          <table:table-cell table:formula="of:=POWER(PRODUCT([.B42:.H42]); 1/[.$J$23])" office:value-type="float" office:value="0" calcext:value-type="float">
            <text:p>0</text:p>
          </table:table-cell>
        </table:table-row>
        <table:table-row table:style-name="ro1">
          <table:table-cell table:formula="of:=[.A20]" office:value-type="float" office:value="0.045" calcext:value-type="float">
            <text:p>0.045</text:p>
          </table:table-cell>
          <table:table-cell table:formula="of:=[.B20]*[.B$23]" office:value-type="float" office:value="0.788889" calcext:value-type="float">
            <text:p>0.788889</text:p>
          </table:table-cell>
          <table:table-cell table:formula="of:=[.C20]*[.C$23]" office:value-type="float" office:value="1" calcext:value-type="float">
            <text:p>1</text:p>
          </table:table-cell>
          <table:table-cell table:formula="of:=[.D20]*[.D$23]" office:value-type="float" office:value="0.0824654" calcext:value-type="float">
            <text:p>0.0824654</text:p>
          </table:table-cell>
          <table:table-cell table:formula="of:=[.E20]*[.E$23]" office:value-type="float" office:value="0.23219" calcext:value-type="float">
            <text:p>0.23219</text:p>
          </table:table-cell>
          <table:table-cell table:formula="of:=[.F20]*[.F$23]" office:value-type="float" office:value="0.0897426" calcext:value-type="float">
            <text:p>0.0897426</text:p>
          </table:table-cell>
          <table:table-cell table:formula="of:=[.G20]*[.G$23]" office:value-type="float" office:value="0.966667" calcext:value-type="float">
            <text:p>0.966667</text:p>
          </table:table-cell>
          <table:table-cell table:formula="of:=[.H20]*[.H$23]" office:value-type="float" office:value="0" calcext:value-type="float">
            <text:p>0</text:p>
          </table:table-cell>
          <table:table-cell table:formula="of:=SUM([.B43:.H43])/[.$J$23]" office:value-type="float" office:value="0.451422" calcext:value-type="float">
            <text:p>0.451422</text:p>
          </table:table-cell>
          <table:table-cell table:formula="of:=POWER(PRODUCT([.B43:.H43]); 1/[.$J$23])" office:value-type="float" office:value="0" calcext:value-type="float">
            <text:p>0</text:p>
          </table:table-cell>
        </table:table-row>
        <table:table-row table:style-name="ro1">
          <table:table-cell table:formula="of:=[.A21]" office:value-type="float" office:value="0.0475" calcext:value-type="float">
            <text:p>0.0475</text:p>
          </table:table-cell>
          <table:table-cell table:formula="of:=[.B21]*[.B$23]" office:value-type="float" office:value="0.78022" calcext:value-type="float">
            <text:p>0.78022</text:p>
          </table:table-cell>
          <table:table-cell table:formula="of:=[.C21]*[.C$23]" office:value-type="float" office:value="1" calcext:value-type="float">
            <text:p>1</text:p>
          </table:table-cell>
          <table:table-cell table:formula="of:=[.D21]*[.D$23]" office:value-type="float" office:value="0.0778672" calcext:value-type="float">
            <text:p>0.0778672</text:p>
          </table:table-cell>
          <table:table-cell table:formula="of:=[.E21]*[.E$23]" office:value-type="float" office:value="0.234211" calcext:value-type="float">
            <text:p>0.234211</text:p>
          </table:table-cell>
          <table:table-cell table:formula="of:=[.F21]*[.F$23]" office:value-type="float" office:value="0.0932979" calcext:value-type="float">
            <text:p>0.0932979</text:p>
          </table:table-cell>
          <table:table-cell table:formula="of:=[.G21]*[.G$23]" office:value-type="float" office:value="0.968421" calcext:value-type="float">
            <text:p>0.968421</text:p>
          </table:table-cell>
          <table:table-cell table:formula="of:=[.H21]*[.H$23]" office:value-type="float" office:value="0" calcext:value-type="float">
            <text:p>0</text:p>
          </table:table-cell>
          <table:table-cell table:formula="of:=SUM([.B44:.H44])/[.$J$23]" office:value-type="float" office:value="0.450573871428571" calcext:value-type="float">
            <text:p>0.4505738714</text:p>
          </table:table-cell>
          <table:table-cell table:formula="of:=POWER(PRODUCT([.B44:.H44]); 1/[.$J$23])" office:value-type="float" office:value="0" calcext:value-type="float">
            <text:p>0</text:p>
          </table:table-cell>
        </table:table-row>
      </table:table>
      <table:table table:name="Sheet1_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# cutdepth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robustness</text:p>
          </table:table-cell>
          <table:table-cell office:value-type="string" calcext:value-type="string">
            <text:p><text:s/>alignment</text:p>
          </table:table-cell>
          <table:table-cell office:value-type="string" calcext:value-type="string">
            <text:p><text:s/>coverage</text:p>
          </table:table-cell>
          <table:table-cell office:value-type="string" calcext:value-type="string">
            <text:p><text:s/>wrench</text:p>
          </table:table-cell>
          <table:table-cell office:value-type="string" calcext:value-type="string">
            <text:p><text:s/>stress</text:p>
          </table:table-cell>
          <table:table-cell office:value-type="string" calcext:value-type="string">
            <text:p><text:s/>volume</text:p>
          </table:table-cell>
          <table:table-cell office:value-type="string" calcext:value-type="string">
            <text:p><text:s/>qsum</text:p>
          </table:table-cell>
          <table:table-cell office:value-type="string" calcext:value-type="string">
            <text:p><text:s/>qlo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89691" calcext:value-type="float">
            <text:p>0.989691</text:p>
          </table:table-cell>
          <table:table-cell office:value-type="float" office:value="1" calcext:value-type="float">
            <text:p>1</text:p>
          </table:table-cell>
          <table:table-cell office:value-type="float" office:value="0.0796356" calcext:value-type="float">
            <text:p>0.0796356</text:p>
          </table:table-cell>
          <table:table-cell office:value-type="float" office:value="0.267081" calcext:value-type="float">
            <text:p>0.267081</text:p>
          </table:table-cell>
          <table:table-cell office:value-type="float" office:value="0.0810971" calcext:value-type="float">
            <text:p>0.0810971</text:p>
          </table:table-cell>
          <table:table-cell office:value-type="float" office:value="0.925" calcext:value-type="float">
            <text:p>0.925</text:p>
          </table:table-cell>
          <table:table-cell office:value-type="float" office:value="0.5" calcext:value-type="float">
            <text:p>0.5</text:p>
          </table:table-cell>
          <table:table-cell office:value-type="float" office:value="0.548929" calcext:value-type="float">
            <text:p>0.548929</text:p>
          </table:table-cell>
          <table:table-cell office:value-type="float" office:value="0.360385" calcext:value-type="float">
            <text:p>0.360385</text:p>
          </table:table-cell>
        </table:table-row>
        <table:table-row table:style-name="ro1">
          <table:table-cell office:value-type="float" office:value="0.0025" calcext:value-type="float">
            <text:p>0.0025</text:p>
          </table:table-cell>
          <table:table-cell office:value-type="float" office:value="0.989691" calcext:value-type="float">
            <text:p>0.989691</text:p>
          </table:table-cell>
          <table:table-cell office:value-type="float" office:value="1" calcext:value-type="float">
            <text:p>1</text:p>
          </table:table-cell>
          <table:table-cell office:value-type="float" office:value="0.0812048" calcext:value-type="float">
            <text:p>0.0812048</text:p>
          </table:table-cell>
          <table:table-cell office:value-type="float" office:value="0.267081" calcext:value-type="float">
            <text:p>0.267081</text:p>
          </table:table-cell>
          <table:table-cell office:value-type="float" office:value="0.0764507" calcext:value-type="float">
            <text:p>0.0764507</text:p>
          </table:table-cell>
          <table:table-cell office:value-type="float" office:value="0.925" calcext:value-type="float">
            <text:p>0.925</text:p>
          </table:table-cell>
          <table:table-cell office:value-type="float" office:value="0.5" calcext:value-type="float">
            <text:p>0.5</text:p>
          </table:table-cell>
          <table:table-cell office:value-type="float" office:value="0.54849" calcext:value-type="float">
            <text:p>0.54849</text:p>
          </table:table-cell>
          <table:table-cell office:value-type="float" office:value="0.358358" calcext:value-type="float">
            <text:p>0.358358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989691" calcext:value-type="float">
            <text:p>0.989691</text:p>
          </table:table-cell>
          <table:table-cell office:value-type="float" office:value="1" calcext:value-type="float">
            <text:p>1</text:p>
          </table:table-cell>
          <table:table-cell office:value-type="float" office:value="0.168568" calcext:value-type="float">
            <text:p>0.168568</text:p>
          </table:table-cell>
          <table:table-cell office:value-type="float" office:value="0.267081" calcext:value-type="float">
            <text:p>0.267081</text:p>
          </table:table-cell>
          <table:table-cell office:value-type="float" office:value="0.0902355" calcext:value-type="float">
            <text:p>0.0902355</text:p>
          </table:table-cell>
          <table:table-cell office:value-type="float" office:value="0.925" calcext:value-type="float">
            <text:p>0.925</text:p>
          </table:table-cell>
          <table:table-cell office:value-type="float" office:value="0.5" calcext:value-type="float">
            <text:p>0.5</text:p>
          </table:table-cell>
          <table:table-cell office:value-type="float" office:value="0.562939" calcext:value-type="float">
            <text:p>0.562939</text:p>
          </table:table-cell>
          <table:table-cell office:value-type="float" office:value="0.407301" calcext:value-type="float">
            <text:p>0.407301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989691" calcext:value-type="float">
            <text:p>0.989691</text:p>
          </table:table-cell>
          <table:table-cell office:value-type="float" office:value="1" calcext:value-type="float">
            <text:p>1</text:p>
          </table:table-cell>
          <table:table-cell office:value-type="float" office:value="0.145481" calcext:value-type="float">
            <text:p>0.145481</text:p>
          </table:table-cell>
          <table:table-cell office:value-type="float" office:value="0.267081" calcext:value-type="float">
            <text:p>0.267081</text:p>
          </table:table-cell>
          <table:table-cell office:value-type="float" office:value="0.0990676" calcext:value-type="float">
            <text:p>0.0990676</text:p>
          </table:table-cell>
          <table:table-cell office:value-type="float" office:value="0.925" calcext:value-type="float">
            <text:p>0.925</text:p>
          </table:table-cell>
          <table:table-cell office:value-type="float" office:value="0.5" calcext:value-type="float">
            <text:p>0.5</text:p>
          </table:table-cell>
          <table:table-cell office:value-type="float" office:value="0.560903" calcext:value-type="float">
            <text:p>0.560903</text:p>
          </table:table-cell>
          <table:table-cell office:value-type="float" office:value="0.404176" calcext:value-type="float">
            <text:p>0.40417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989691" calcext:value-type="float">
            <text:p>0.989691</text:p>
          </table:table-cell>
          <table:table-cell office:value-type="float" office:value="1" calcext:value-type="float">
            <text:p>1</text:p>
          </table:table-cell>
          <table:table-cell office:value-type="float" office:value="0.146819" calcext:value-type="float">
            <text:p>0.146819</text:p>
          </table:table-cell>
          <table:table-cell office:value-type="float" office:value="0.267081" calcext:value-type="float">
            <text:p>0.267081</text:p>
          </table:table-cell>
          <table:table-cell office:value-type="float" office:value="0.106643" calcext:value-type="float">
            <text:p>0.106643</text:p>
          </table:table-cell>
          <table:table-cell office:value-type="float" office:value="0.925" calcext:value-type="float">
            <text:p>0.925</text:p>
          </table:table-cell>
          <table:table-cell office:value-type="float" office:value="0.5" calcext:value-type="float">
            <text:p>0.5</text:p>
          </table:table-cell>
          <table:table-cell office:value-type="float" office:value="0.562176" calcext:value-type="float">
            <text:p>0.562176</text:p>
          </table:table-cell>
          <table:table-cell office:value-type="float" office:value="0.408987" calcext:value-type="float">
            <text:p>0.408987</text:p>
          </table:table-cell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969072" calcext:value-type="float">
            <text:p>0.969072</text:p>
          </table:table-cell>
          <table:table-cell office:value-type="float" office:value="1" calcext:value-type="float">
            <text:p>1</text:p>
          </table:table-cell>
          <table:table-cell office:value-type="float" office:value="0.260969" calcext:value-type="float">
            <text:p>0.260969</text:p>
          </table:table-cell>
          <table:table-cell office:value-type="float" office:value="0.26087" calcext:value-type="float">
            <text:p>0.26087</text:p>
          </table:table-cell>
          <table:table-cell office:value-type="float" office:value="0.108274" calcext:value-type="float">
            <text:p>0.108274</text:p>
          </table:table-cell>
          <table:table-cell office:value-type="float" office:value="0.925" calcext:value-type="float">
            <text:p>0.925</text:p>
          </table:table-cell>
          <table:table-cell office:value-type="float" office:value="0.5" calcext:value-type="float">
            <text:p>0.5</text:p>
          </table:table-cell>
          <table:table-cell office:value-type="float" office:value="0.574884" calcext:value-type="float">
            <text:p>0.574884</text:p>
          </table:table-cell>
          <table:table-cell office:value-type="float" office:value="0.442152" calcext:value-type="float">
            <text:p>0.44215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927835" calcext:value-type="float">
            <text:p>0.927835</text:p>
          </table:table-cell>
          <table:table-cell office:value-type="float" office:value="1" calcext:value-type="float">
            <text:p>1</text:p>
          </table:table-cell>
          <table:table-cell office:value-type="float" office:value="0.426567" calcext:value-type="float">
            <text:p>0.426567</text:p>
          </table:table-cell>
          <table:table-cell office:value-type="float" office:value="0.248447" calcext:value-type="float">
            <text:p>0.248447</text:p>
          </table:table-cell>
          <table:table-cell office:value-type="float" office:value="0.113795" calcext:value-type="float">
            <text:p>0.11379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459521" calcext:value-type="float">
            <text:p>0.459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75" calcext:value-type="float">
            <text:p>0.0175</text:p>
          </table:table-cell>
          <table:table-cell office:value-type="float" office:value="0.552083" calcext:value-type="float">
            <text:p>0.552083</text:p>
          </table:table-cell>
          <table:table-cell office:value-type="float" office:value="1" calcext:value-type="float">
            <text:p>1</text:p>
          </table:table-cell>
          <table:table-cell office:value-type="float" office:value="0.216935" calcext:value-type="float">
            <text:p>0.216935</text:p>
          </table:table-cell>
          <table:table-cell office:value-type="float" office:value="0.170648" calcext:value-type="float">
            <text:p>0.170648</text:p>
          </table:table-cell>
          <table:table-cell office:value-type="float" office:value="0.138678" calcext:value-type="float">
            <text:p>0.13867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368335" calcext:value-type="float">
            <text:p>0.368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27551" calcext:value-type="float">
            <text:p>0.27551</text:p>
          </table:table-cell>
          <table:table-cell office:value-type="float" office:value="1" calcext:value-type="float">
            <text:p>1</text:p>
          </table:table-cell>
          <table:table-cell office:value-type="float" office:value="0.0855082" calcext:value-type="float">
            <text:p>0.0855082</text:p>
          </table:table-cell>
          <table:table-cell office:value-type="float" office:value="0.0968858" calcext:value-type="float">
            <text:p>0.0968858</text:p>
          </table:table-cell>
          <table:table-cell office:value-type="float" office:value="0.0810988" calcext:value-type="float">
            <text:p>0.081098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91286" calcext:value-type="float">
            <text:p>0.291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25" calcext:value-type="float">
            <text:p>0.0225</text:p>
          </table:table-cell>
          <table:table-cell office:value-type="float" office:value="0.010101" calcext:value-type="float">
            <text:p>0.010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692042" calcext:value-type="float">
            <text:p>0.00692042</text:p>
          </table:table-cell>
          <table:table-cell office:value-type="float" office:value="0.131951" calcext:value-type="float">
            <text:p>0.13195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35568" calcext:value-type="float">
            <text:p>0.235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347222" calcext:value-type="float">
            <text:p>0.00347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14782" calcext:value-type="float">
            <text:p>0.214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75" calcext:value-type="float">
            <text:p>0.02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348432" calcext:value-type="float">
            <text:p>0.00348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14783" calcext:value-type="float">
            <text:p>0.214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348432" calcext:value-type="float">
            <text:p>0.00348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14783" calcext:value-type="float">
            <text:p>0.214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25" calcext:value-type="float">
            <text:p>0.03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348432" calcext:value-type="float">
            <text:p>0.00348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14783" calcext:value-type="float">
            <text:p>0.214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348432" calcext:value-type="float">
            <text:p>0.00348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14783" calcext:value-type="float">
            <text:p>0.214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75" calcext:value-type="float">
            <text:p>0.0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348432" calcext:value-type="float">
            <text:p>0.00348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14783" calcext:value-type="float">
            <text:p>0.214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348432" calcext:value-type="float">
            <text:p>0.00348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14783" calcext:value-type="float">
            <text:p>0.214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25" calcext:value-type="float">
            <text:p>0.04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348432" calcext:value-type="float">
            <text:p>0.00348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14783" calcext:value-type="float">
            <text:p>0.214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348432" calcext:value-type="float">
            <text:p>0.00348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14783" calcext:value-type="float">
            <text:p>0.214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75" calcext:value-type="float">
            <text:p>0.04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348432" calcext:value-type="float">
            <text:p>0.00348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14783" calcext:value-type="float">
            <text:p>0.21478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1_3" table:style-name="ta1">
        <table:table-column table:style-name="co1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# depth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robustness</text:p>
          </table:table-cell>
          <table:table-cell office:value-type="string" calcext:value-type="string">
            <text:p><text:s/>alignment</text:p>
          </table:table-cell>
          <table:table-cell office:value-type="string" calcext:value-type="string">
            <text:p><text:s/>coverage</text:p>
          </table:table-cell>
          <table:table-cell office:value-type="string" calcext:value-type="string">
            <text:p><text:s/>wrench</text:p>
          </table:table-cell>
          <table:table-cell office:value-type="string" calcext:value-type="string">
            <text:p><text:s/>stress</text:p>
          </table:table-cell>
          <table:table-cell office:value-type="string" calcext:value-type="string">
            <text:p><text:s/>volume</text:p>
          </table:table-cell>
          <table:table-cell office:value-type="string" calcext:value-type="string">
            <text:p><text:s/>qsum</text:p>
          </table:table-cell>
          <table:table-cell office:value-type="string" calcext:value-type="string">
            <text:p><text:s/>qlog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30577" calcext:value-type="float">
            <text:p>0.0130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8758" calcext:value-type="float">
            <text:p>0.28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5" calcext:value-type="float">
            <text:p>0.0025</text:p>
          </table:table-cell>
          <table:table-cell office:value-type="float" office:value="0.771084" calcext:value-type="float">
            <text:p>0.771084</text:p>
          </table:table-cell>
          <table:table-cell office:value-type="float" office:value="1" calcext:value-type="float">
            <text:p>1</text:p>
          </table:table-cell>
          <table:table-cell office:value-type="float" office:value="0.0544024" calcext:value-type="float">
            <text:p>0.0544024</text:p>
          </table:table-cell>
          <table:table-cell office:value-type="float" office:value="0.503401" calcext:value-type="float">
            <text:p>0.503401</text:p>
          </table:table-cell>
          <table:table-cell office:value-type="float" office:value="0.0836271" calcext:value-type="float">
            <text:p>0.0836271</text:p>
          </table:table-cell>
          <table:table-cell office:value-type="float" office:value="0.4" calcext:value-type="float">
            <text:p>0.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535716" calcext:value-type="float">
            <text:p>0.535716</text:p>
          </table:table-cell>
          <table:table-cell office:value-type="float" office:value="0.351446" calcext:value-type="float">
            <text:p>0.351446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795181" calcext:value-type="float">
            <text:p>0.795181</text:p>
          </table:table-cell>
          <table:table-cell office:value-type="float" office:value="1" calcext:value-type="float">
            <text:p>1</text:p>
          </table:table-cell>
          <table:table-cell office:value-type="float" office:value="0.065141" calcext:value-type="float">
            <text:p>0.065141</text:p>
          </table:table-cell>
          <table:table-cell office:value-type="float" office:value="0.517007" calcext:value-type="float">
            <text:p>0.517007</text:p>
          </table:table-cell>
          <table:table-cell office:value-type="float" office:value="0.0836444" calcext:value-type="float">
            <text:p>0.0836444</text:p>
          </table:table-cell>
          <table:table-cell office:value-type="float" office:value="0.7" calcext:value-type="float">
            <text:p>0.7</text:p>
          </table:table-cell>
          <table:table-cell office:value-type="float" office:value="0.875" calcext:value-type="float">
            <text:p>0.875</text:p>
          </table:table-cell>
          <table:table-cell office:value-type="float" office:value="0.576568" calcext:value-type="float">
            <text:p>0.576568</text:p>
          </table:table-cell>
          <table:table-cell office:value-type="float" office:value="0.389988" calcext:value-type="float">
            <text:p>0.389988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790123" calcext:value-type="float">
            <text:p>0.790123</text:p>
          </table:table-cell>
          <table:table-cell office:value-type="float" office:value="1" calcext:value-type="float">
            <text:p>1</text:p>
          </table:table-cell>
          <table:table-cell office:value-type="float" office:value="0.112173" calcext:value-type="float">
            <text:p>0.112173</text:p>
          </table:table-cell>
          <table:table-cell office:value-type="float" office:value="0.496599" calcext:value-type="float">
            <text:p>0.496599</text:p>
          </table:table-cell>
          <table:table-cell office:value-type="float" office:value="0.0672015" calcext:value-type="float">
            <text:p>0.0672015</text:p>
          </table:table-cell>
          <table:table-cell office:value-type="float" office:value="0.8" calcext:value-type="float">
            <text:p>0.8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82657" calcext:value-type="float">
            <text:p>0.582657</text:p>
          </table:table-cell>
          <table:table-cell office:value-type="float" office:value="0.409245" calcext:value-type="float">
            <text:p>0.40924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790123" calcext:value-type="float">
            <text:p>0.790123</text:p>
          </table:table-cell>
          <table:table-cell office:value-type="float" office:value="1" calcext:value-type="float">
            <text:p>1</text:p>
          </table:table-cell>
          <table:table-cell office:value-type="float" office:value="0.0981839" calcext:value-type="float">
            <text:p>0.0981839</text:p>
          </table:table-cell>
          <table:table-cell office:value-type="float" office:value="0.503401" calcext:value-type="float">
            <text:p>0.503401</text:p>
          </table:table-cell>
          <table:table-cell office:value-type="float" office:value="0.0722518" calcext:value-type="float">
            <text:p>0.0722518</text:p>
          </table:table-cell>
          <table:table-cell office:value-type="float" office:value="0.85" calcext:value-type="float">
            <text:p>0.85</text:p>
          </table:table-cell>
          <table:table-cell office:value-type="float" office:value="0.75" calcext:value-type="float">
            <text:p>0.75</text:p>
          </table:table-cell>
          <table:table-cell office:value-type="float" office:value="0.580566" calcext:value-type="float">
            <text:p>0.580566</text:p>
          </table:table-cell>
          <table:table-cell office:value-type="float" office:value="0.405372" calcext:value-type="float">
            <text:p>0.405372</text:p>
          </table:table-cell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809524" calcext:value-type="float">
            <text:p>0.809524</text:p>
          </table:table-cell>
          <table:table-cell office:value-type="float" office:value="1" calcext:value-type="float">
            <text:p>1</text:p>
          </table:table-cell>
          <table:table-cell office:value-type="float" office:value="0.147806" calcext:value-type="float">
            <text:p>0.147806</text:p>
          </table:table-cell>
          <table:table-cell office:value-type="float" office:value="0.537415" calcext:value-type="float">
            <text:p>0.537415</text:p>
          </table:table-cell>
          <table:table-cell office:value-type="float" office:value="0.0694271" calcext:value-type="float">
            <text:p>0.0694271</text:p>
          </table:table-cell>
          <table:table-cell office:value-type="float" office:value="0.88" calcext:value-type="float">
            <text:p>0.88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90239" calcext:value-type="float">
            <text:p>0.590239</text:p>
          </table:table-cell>
          <table:table-cell office:value-type="float" office:value="0.429609" calcext:value-type="float">
            <text:p>0.42960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809524" calcext:value-type="float">
            <text:p>0.809524</text:p>
          </table:table-cell>
          <table:table-cell office:value-type="float" office:value="1" calcext:value-type="float">
            <text:p>1</text:p>
          </table:table-cell>
          <table:table-cell office:value-type="float" office:value="0.0720837" calcext:value-type="float">
            <text:p>0.0720837</text:p>
          </table:table-cell>
          <table:table-cell office:value-type="float" office:value="0.537415" calcext:value-type="float">
            <text:p>0.537415</text:p>
          </table:table-cell>
          <table:table-cell office:value-type="float" office:value="0.0700301" calcext:value-type="float">
            <text:p>0.0700301</text:p>
          </table:table-cell>
          <table:table-cell office:value-type="float" office:value="0.9" calcext:value-type="float">
            <text:p>0.9</text:p>
          </table:table-cell>
          <table:table-cell office:value-type="float" office:value="0.625" calcext:value-type="float">
            <text:p>0.625</text:p>
          </table:table-cell>
          <table:table-cell office:value-type="float" office:value="0.573436" calcext:value-type="float">
            <text:p>0.573436</text:p>
          </table:table-cell>
          <table:table-cell office:value-type="float" office:value="0.384185" calcext:value-type="float">
            <text:p>0.384185</text:p>
          </table:table-cell>
        </table:table-row>
        <table:table-row table:style-name="ro1">
          <table:table-cell office:value-type="float" office:value="0.0175" calcext:value-type="float">
            <text:p>0.0175</text:p>
          </table:table-cell>
          <table:table-cell office:value-type="float" office:value="0.795181" calcext:value-type="float">
            <text:p>0.795181</text:p>
          </table:table-cell>
          <table:table-cell office:value-type="float" office:value="1" calcext:value-type="float">
            <text:p>1</text:p>
          </table:table-cell>
          <table:table-cell office:value-type="float" office:value="0.0400777" calcext:value-type="float">
            <text:p>0.0400777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0.0665636" calcext:value-type="float">
            <text:p>0.0665636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5846" calcext:value-type="float">
            <text:p>0.55846</text:p>
          </table:table-cell>
          <table:table-cell office:value-type="float" office:value="0.344756" calcext:value-type="float">
            <text:p>0.34475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839506" calcext:value-type="float">
            <text:p>0.839506</text:p>
          </table:table-cell>
          <table:table-cell office:value-type="float" office:value="1" calcext:value-type="float">
            <text:p>1</text:p>
          </table:table-cell>
          <table:table-cell office:value-type="float" office:value="0.0656567" calcext:value-type="float">
            <text:p>0.0656567</text:p>
          </table:table-cell>
          <table:table-cell office:value-type="float" office:value="0.52381" calcext:value-type="float">
            <text:p>0.52381</text:p>
          </table:table-cell>
          <table:table-cell office:value-type="float" office:value="0.0553585" calcext:value-type="float">
            <text:p>0.0553585</text:p>
          </table:table-cell>
          <table:table-cell office:value-type="float" office:value="0.925" calcext:value-type="float">
            <text:p>0.925</text:p>
          </table:table-cell>
          <table:table-cell office:value-type="float" office:value="0.5" calcext:value-type="float">
            <text:p>0.5</text:p>
          </table:table-cell>
          <table:table-cell office:value-type="float" office:value="0.558476" calcext:value-type="float">
            <text:p>0.558476</text:p>
          </table:table-cell>
          <table:table-cell office:value-type="float" office:value="0.357011" calcext:value-type="float">
            <text:p>0.357011</text:p>
          </table:table-cell>
        </table:table-row>
        <table:table-row table:style-name="ro1">
          <table:table-cell office:value-type="float" office:value="0.0225" calcext:value-type="float">
            <text:p>0.0225</text:p>
          </table:table-cell>
          <table:table-cell office:value-type="float" office:value="0.853659" calcext:value-type="float">
            <text:p>0.853659</text:p>
          </table:table-cell>
          <table:table-cell office:value-type="float" office:value="1" calcext:value-type="float">
            <text:p>1</text:p>
          </table:table-cell>
          <table:table-cell office:value-type="float" office:value="0.0698322" calcext:value-type="float">
            <text:p>0.0698322</text:p>
          </table:table-cell>
          <table:table-cell office:value-type="float" office:value="0.544218" calcext:value-type="float">
            <text:p>0.544218</text:p>
          </table:table-cell>
          <table:table-cell office:value-type="float" office:value="0.0569894" calcext:value-type="float">
            <text:p>0.0569894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556504" calcext:value-type="float">
            <text:p>0.556504</text:p>
          </table:table-cell>
          <table:table-cell office:value-type="float" office:value="0.358087" calcext:value-type="float">
            <text:p>0.358087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86747" calcext:value-type="float">
            <text:p>0.86747</text:p>
          </table:table-cell>
          <table:table-cell office:value-type="float" office:value="1" calcext:value-type="float">
            <text:p>1</text:p>
          </table:table-cell>
          <table:table-cell office:value-type="float" office:value="0.0524579" calcext:value-type="float">
            <text:p>0.0524579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0.0540649" calcext:value-type="float">
            <text:p>0.0540649</text:p>
          </table:table-cell>
          <table:table-cell office:value-type="float" office:value="0.94" calcext:value-type="float">
            <text:p>0.94</text:p>
          </table:table-cell>
          <table:table-cell office:value-type="float" office:value="0.375" calcext:value-type="float">
            <text:p>0.375</text:p>
          </table:table-cell>
          <table:table-cell office:value-type="float" office:value="0.548573" calcext:value-type="float">
            <text:p>0.548573</text:p>
          </table:table-cell>
          <table:table-cell office:value-type="float" office:value="0.33544" calcext:value-type="float">
            <text:p>0.33544</text:p>
          </table:table-cell>
        </table:table-row>
        <table:table-row table:style-name="ro1">
          <table:table-cell office:value-type="float" office:value="0.0275" calcext:value-type="float">
            <text:p>0.0275</text:p>
          </table:table-cell>
          <table:table-cell office:value-type="float" office:value="0.855422" calcext:value-type="float">
            <text:p>0.855422</text:p>
          </table:table-cell>
          <table:table-cell office:value-type="float" office:value="1" calcext:value-type="float">
            <text:p>1</text:p>
          </table:table-cell>
          <table:table-cell office:value-type="float" office:value="0.0482391" calcext:value-type="float">
            <text:p>0.0482391</text:p>
          </table:table-cell>
          <table:table-cell office:value-type="float" office:value="0.536913" calcext:value-type="float">
            <text:p>0.536913</text:p>
          </table:table-cell>
          <table:table-cell office:value-type="float" office:value="0.057364" calcext:value-type="float">
            <text:p>0.057364</text:p>
          </table:table-cell>
          <table:table-cell office:value-type="float" office:value="0.945455" calcext:value-type="float">
            <text:p>0.94545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536556" calcext:value-type="float">
            <text:p>0.536556</text:p>
          </table:table-cell>
          <table:table-cell office:value-type="float" office:value="0.324085" calcext:value-type="float">
            <text:p>0.324085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86747" calcext:value-type="float">
            <text:p>0.86747</text:p>
          </table:table-cell>
          <table:table-cell office:value-type="float" office:value="1" calcext:value-type="float">
            <text:p>1</text:p>
          </table:table-cell>
          <table:table-cell office:value-type="float" office:value="0.0429227" calcext:value-type="float">
            <text:p>0.0429227</text:p>
          </table:table-cell>
          <table:table-cell office:value-type="float" office:value="0.536913" calcext:value-type="float">
            <text:p>0.536913</text:p>
          </table:table-cell>
          <table:table-cell office:value-type="float" office:value="0.0543203" calcext:value-type="float">
            <text:p>0.0543203</text:p>
          </table:table-cell>
          <table:table-cell office:value-type="float" office:value="0.95" calcext:value-type="float">
            <text:p>0.95</text:p>
          </table:table-cell>
          <table:table-cell office:value-type="float" office:value="0.25" calcext:value-type="float">
            <text:p>0.25</text:p>
          </table:table-cell>
          <table:table-cell office:value-type="float" office:value="0.528804" calcext:value-type="float">
            <text:p>0.528804</text:p>
          </table:table-cell>
          <table:table-cell office:value-type="float" office:value="0.307152" calcext:value-type="float">
            <text:p>0.307152</text:p>
          </table:table-cell>
        </table:table-row>
        <table:table-row table:style-name="ro1">
          <table:table-cell office:value-type="float" office:value="0.0325" calcext:value-type="float">
            <text:p>0.0325</text:p>
          </table:table-cell>
          <table:table-cell office:value-type="float" office:value="0.843373" calcext:value-type="float">
            <text:p>0.843373</text:p>
          </table:table-cell>
          <table:table-cell office:value-type="float" office:value="1" calcext:value-type="float">
            <text:p>1</text:p>
          </table:table-cell>
          <table:table-cell office:value-type="float" office:value="0.0443687" calcext:value-type="float">
            <text:p>0.0443687</text:p>
          </table:table-cell>
          <table:table-cell office:value-type="float" office:value="0.536913" calcext:value-type="float">
            <text:p>0.536913</text:p>
          </table:table-cell>
          <table:table-cell office:value-type="float" office:value="0.0554403" calcext:value-type="float">
            <text:p>0.0554403</text:p>
          </table:table-cell>
          <table:table-cell office:value-type="float" office:value="0.953846" calcext:value-type="float">
            <text:p>0.953846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517349" calcext:value-type="float">
            <text:p>0.517349</text:p>
          </table:table-cell>
          <table:table-cell office:value-type="float" office:value="0.296026" calcext:value-type="float">
            <text:p>0.296026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0.865854" calcext:value-type="float">
            <text:p>0.865854</text:p>
          </table:table-cell>
          <table:table-cell office:value-type="float" office:value="1" calcext:value-type="float">
            <text:p>1</text:p>
          </table:table-cell>
          <table:table-cell office:value-type="float" office:value="0.03441" calcext:value-type="float">
            <text:p>0.03441</text:p>
          </table:table-cell>
          <table:table-cell office:value-type="float" office:value="0.530201" calcext:value-type="float">
            <text:p>0.530201</text:p>
          </table:table-cell>
          <table:table-cell office:value-type="float" office:value="0.057785" calcext:value-type="float">
            <text:p>0.057785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125" calcext:value-type="float">
            <text:p>0.125</text:p>
          </table:table-cell>
          <table:table-cell office:value-type="float" office:value="0.510056" calcext:value-type="float">
            <text:p>0.510056</text:p>
          </table:table-cell>
          <table:table-cell office:value-type="float" office:value="0.271668" calcext:value-type="float">
            <text:p>0.271668</text:p>
          </table:table-cell>
        </table:table-row>
        <table:table-row table:style-name="ro1">
          <table:table-cell office:value-type="float" office:value="0.0375" calcext:value-type="float">
            <text:p>0.0375</text:p>
          </table:table-cell>
          <table:table-cell office:value-type="float" office:value="0.841463" calcext:value-type="float">
            <text:p>0.841463</text:p>
          </table:table-cell>
          <table:table-cell office:value-type="float" office:value="1" calcext:value-type="float">
            <text:p>1</text:p>
          </table:table-cell>
          <table:table-cell office:value-type="float" office:value="0.0622662" calcext:value-type="float">
            <text:p>0.0622662</text:p>
          </table:table-cell>
          <table:table-cell office:value-type="float" office:value="0.52" calcext:value-type="float">
            <text:p>0.52</text:p>
          </table:table-cell>
          <table:table-cell office:value-type="float" office:value="0.0504746" calcext:value-type="float">
            <text:p>0.0504746</text:p>
          </table:table-cell>
          <table:table-cell office:value-type="float" office:value="0.96" calcext:value-type="float">
            <text:p>0.96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499529" calcext:value-type="float">
            <text:p>0.499529</text:p>
          </table:table-cell>
          <table:table-cell office:value-type="float" office:value="0.261003" calcext:value-type="float">
            <text:p>0.261003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86747" calcext:value-type="float">
            <text:p>0.86747</text:p>
          </table:table-cell>
          <table:table-cell office:value-type="float" office:value="1" calcext:value-type="float">
            <text:p>1</text:p>
          </table:table-cell>
          <table:table-cell office:value-type="float" office:value="0.065182" calcext:value-type="float">
            <text:p>0.065182</text:p>
          </table:table-cell>
          <table:table-cell office:value-type="float" office:value="0.533333" calcext:value-type="float">
            <text:p>0.533333</text:p>
          </table:table-cell>
          <table:table-cell office:value-type="float" office:value="0.0508145" calcext:value-type="float">
            <text:p>0.0508145</text:p>
          </table:table-cell>
          <table:table-cell office:value-type="float" office:value="0.9625" calcext:value-type="float">
            <text:p>0.9625</text:p>
          </table:table-cell>
          <table:table-cell office:value-type="float" office:value="0" calcext:value-type="float">
            <text:p>0</text:p>
          </table:table-cell>
          <table:table-cell office:value-type="float" office:value="0.497043" calcext:value-type="float">
            <text:p>0.497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25" calcext:value-type="float">
            <text:p>0.0425</text:p>
          </table:table-cell>
          <table:table-cell office:value-type="float" office:value="0.86747" calcext:value-type="float">
            <text:p>0.86747</text:p>
          </table:table-cell>
          <table:table-cell office:value-type="float" office:value="1" calcext:value-type="float">
            <text:p>1</text:p>
          </table:table-cell>
          <table:table-cell office:value-type="float" office:value="0.0346879" calcext:value-type="float">
            <text:p>0.0346879</text:p>
          </table:table-cell>
          <table:table-cell office:value-type="float" office:value="0.533333" calcext:value-type="float">
            <text:p>0.533333</text:p>
          </table:table-cell>
          <table:table-cell office:value-type="float" office:value="0.0496005" calcext:value-type="float">
            <text:p>0.0496005</text:p>
          </table:table-cell>
          <table:table-cell office:value-type="float" office:value="0.964706" calcext:value-type="float">
            <text:p>0.964706</text:p>
          </table:table-cell>
          <table:table-cell office:value-type="float" office:value="0" calcext:value-type="float">
            <text:p>0</text:p>
          </table:table-cell>
          <table:table-cell office:value-type="float" office:value="0.492828" calcext:value-type="float">
            <text:p>0.492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0.843373" calcext:value-type="float">
            <text:p>0.843373</text:p>
          </table:table-cell>
          <table:table-cell office:value-type="float" office:value="1" calcext:value-type="float">
            <text:p>1</text:p>
          </table:table-cell>
          <table:table-cell office:value-type="float" office:value="0.0446494" calcext:value-type="float">
            <text:p>0.0446494</text:p>
          </table:table-cell>
          <table:table-cell office:value-type="float" office:value="0.533333" calcext:value-type="float">
            <text:p>0.533333</text:p>
          </table:table-cell>
          <table:table-cell office:value-type="float" office:value="0.0535475" calcext:value-type="float">
            <text:p>0.0535475</text:p>
          </table:table-cell>
          <table:table-cell office:value-type="float" office:value="0.966667" calcext:value-type="float">
            <text:p>0.966667</text:p>
          </table:table-cell>
          <table:table-cell office:value-type="float" office:value="0" calcext:value-type="float">
            <text:p>0</text:p>
          </table:table-cell>
          <table:table-cell office:value-type="float" office:value="0.491653" calcext:value-type="float">
            <text:p>0.491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75" calcext:value-type="float">
            <text:p>0.0475</text:p>
          </table:table-cell>
          <table:table-cell office:value-type="float" office:value="0.858824" calcext:value-type="float">
            <text:p>0.858824</text:p>
          </table:table-cell>
          <table:table-cell office:value-type="float" office:value="1" calcext:value-type="float">
            <text:p>1</text:p>
          </table:table-cell>
          <table:table-cell office:value-type="float" office:value="0.0441603" calcext:value-type="float">
            <text:p>0.0441603</text:p>
          </table:table-cell>
          <table:table-cell office:value-type="float" office:value="0.539474" calcext:value-type="float">
            <text:p>0.539474</text:p>
          </table:table-cell>
          <table:table-cell office:value-type="float" office:value="0.0521157" calcext:value-type="float">
            <text:p>0.0521157</text:p>
          </table:table-cell>
          <table:table-cell office:value-type="float" office:value="0.968421" calcext:value-type="float">
            <text:p>0.968421</text:p>
          </table:table-cell>
          <table:table-cell office:value-type="float" office:value="0" calcext:value-type="float">
            <text:p>0</text:p>
          </table:table-cell>
          <table:table-cell office:value-type="float" office:value="0.494713" calcext:value-type="float">
            <text:p>0.49471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1_4" table:style-name="ta1">
        <table:table-column table:style-name="co16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# depth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robustness</text:p>
          </table:table-cell>
          <table:table-cell office:value-type="string" calcext:value-type="string">
            <text:p><text:s/>alignment</text:p>
          </table:table-cell>
          <table:table-cell office:value-type="string" calcext:value-type="string">
            <text:p><text:s/>coverage</text:p>
          </table:table-cell>
          <table:table-cell office:value-type="string" calcext:value-type="string">
            <text:p><text:s/>wrench</text:p>
          </table:table-cell>
          <table:table-cell office:value-type="string" calcext:value-type="string">
            <text:p><text:s/>stress</text:p>
          </table:table-cell>
          <table:table-cell office:value-type="string" calcext:value-type="string">
            <text:p><text:s/>volume</text:p>
          </table:table-cell>
          <table:table-cell office:value-type="string" calcext:value-type="string">
            <text:p><text:s/>qsum</text:p>
          </table:table-cell>
          <table:table-cell office:value-type="string" calcext:value-type="string">
            <text:p><text:s/>qlo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94737" calcext:value-type="float">
            <text:p>0.03947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16344" calcext:value-type="float">
            <text:p>0.0316344</text:p>
          </table:table-cell>
          <table:table-cell office:value-type="float" office:value="0.0278443" calcext:value-type="float">
            <text:p>0.0278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9985" calcext:value-type="float">
            <text:p>0.29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5" calcext:value-type="float">
            <text:p>0.0025</text:p>
          </table:table-cell>
          <table:table-cell office:value-type="float" office:value="0.681818" calcext:value-type="float">
            <text:p>0.681818</text:p>
          </table:table-cell>
          <table:table-cell office:value-type="float" office:value="1" calcext:value-type="float">
            <text:p>1</text:p>
          </table:table-cell>
          <table:table-cell office:value-type="float" office:value="0.0888956" calcext:value-type="float">
            <text:p>0.0888956</text:p>
          </table:table-cell>
          <table:table-cell office:value-type="float" office:value="0.237237" calcext:value-type="float">
            <text:p>0.237237</text:p>
          </table:table-cell>
          <table:table-cell office:value-type="float" office:value="0.072612" calcext:value-type="float">
            <text:p>0.072612</text:p>
          </table:table-cell>
          <table:table-cell office:value-type="float" office:value="0.4" calcext:value-type="float">
            <text:p>0.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488295" calcext:value-type="float">
            <text:p>0.488295</text:p>
          </table:table-cell>
          <table:table-cell office:value-type="float" office:value="0.326027" calcext:value-type="float">
            <text:p>0.326027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674419" calcext:value-type="float">
            <text:p>0.674419</text:p>
          </table:table-cell>
          <table:table-cell office:value-type="float" office:value="1" calcext:value-type="float">
            <text:p>1</text:p>
          </table:table-cell>
          <table:table-cell office:value-type="float" office:value="0.0475162" calcext:value-type="float">
            <text:p>0.0475162</text:p>
          </table:table-cell>
          <table:table-cell office:value-type="float" office:value="0.231231" calcext:value-type="float">
            <text:p>0.231231</text:p>
          </table:table-cell>
          <table:table-cell office:value-type="float" office:value="0.0694441" calcext:value-type="float">
            <text:p>0.0694441</text:p>
          </table:table-cell>
          <table:table-cell office:value-type="float" office:value="0.7" calcext:value-type="float">
            <text:p>0.7</text:p>
          </table:table-cell>
          <table:table-cell office:value-type="float" office:value="0.875" calcext:value-type="float">
            <text:p>0.875</text:p>
          </table:table-cell>
          <table:table-cell office:value-type="float" office:value="0.513944" calcext:value-type="float">
            <text:p>0.513944</text:p>
          </table:table-cell>
          <table:table-cell office:value-type="float" office:value="0.316078" calcext:value-type="float">
            <text:p>0.316078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655556" calcext:value-type="float">
            <text:p>0.655556</text:p>
          </table:table-cell>
          <table:table-cell office:value-type="float" office:value="1" calcext:value-type="float">
            <text:p>1</text:p>
          </table:table-cell>
          <table:table-cell office:value-type="float" office:value="0.043385" calcext:value-type="float">
            <text:p>0.043385</text:p>
          </table:table-cell>
          <table:table-cell office:value-type="float" office:value="0.243243" calcext:value-type="float">
            <text:p>0.243243</text:p>
          </table:table-cell>
          <table:table-cell office:value-type="float" office:value="0.0762756" calcext:value-type="float">
            <text:p>0.0762756</text:p>
          </table:table-cell>
          <table:table-cell office:value-type="float" office:value="0.8" calcext:value-type="float">
            <text:p>0.8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18708" calcext:value-type="float">
            <text:p>0.518708</text:p>
          </table:table-cell>
          <table:table-cell office:value-type="float" office:value="0.31992" calcext:value-type="float">
            <text:p>0.3199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725275" calcext:value-type="float">
            <text:p>0.725275</text:p>
          </table:table-cell>
          <table:table-cell office:value-type="float" office:value="1" calcext:value-type="float">
            <text:p>1</text:p>
          </table:table-cell>
          <table:table-cell office:value-type="float" office:value="0.0724628" calcext:value-type="float">
            <text:p>0.0724628</text:p>
          </table:table-cell>
          <table:table-cell office:value-type="float" office:value="0.257485" calcext:value-type="float">
            <text:p>0.257485</text:p>
          </table:table-cell>
          <table:table-cell office:value-type="float" office:value="0.0719303" calcext:value-type="float">
            <text:p>0.0719303</text:p>
          </table:table-cell>
          <table:table-cell office:value-type="float" office:value="0.85" calcext:value-type="float">
            <text:p>0.85</text:p>
          </table:table-cell>
          <table:table-cell office:value-type="float" office:value="0.75" calcext:value-type="float">
            <text:p>0.75</text:p>
          </table:table-cell>
          <table:table-cell office:value-type="float" office:value="0.53245" calcext:value-type="float">
            <text:p>0.53245</text:p>
          </table:table-cell>
          <table:table-cell office:value-type="float" office:value="0.348195" calcext:value-type="float">
            <text:p>0.348195</text:p>
          </table:table-cell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744444" calcext:value-type="float">
            <text:p>0.744444</text:p>
          </table:table-cell>
          <table:table-cell office:value-type="float" office:value="1" calcext:value-type="float">
            <text:p>1</text:p>
          </table:table-cell>
          <table:table-cell office:value-type="float" office:value="0.0448207" calcext:value-type="float">
            <text:p>0.0448207</text:p>
          </table:table-cell>
          <table:table-cell office:value-type="float" office:value="0.251497" calcext:value-type="float">
            <text:p>0.251497</text:p>
          </table:table-cell>
          <table:table-cell office:value-type="float" office:value="0.0819692" calcext:value-type="float">
            <text:p>0.0819692</text:p>
          </table:table-cell>
          <table:table-cell office:value-type="float" office:value="0.88" calcext:value-type="float">
            <text:p>0.88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27176" calcext:value-type="float">
            <text:p>0.527176</text:p>
          </table:table-cell>
          <table:table-cell office:value-type="float" office:value="0.328879" calcext:value-type="float">
            <text:p>0.32887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752809" calcext:value-type="float">
            <text:p>0.752809</text:p>
          </table:table-cell>
          <table:table-cell office:value-type="float" office:value="1" calcext:value-type="float">
            <text:p>1</text:p>
          </table:table-cell>
          <table:table-cell office:value-type="float" office:value="0.0868876" calcext:value-type="float">
            <text:p>0.0868876</text:p>
          </table:table-cell>
          <table:table-cell office:value-type="float" office:value="0.251497" calcext:value-type="float">
            <text:p>0.251497</text:p>
          </table:table-cell>
          <table:table-cell office:value-type="float" office:value="0.066388" calcext:value-type="float">
            <text:p>0.066388</text:p>
          </table:table-cell>
          <table:table-cell office:value-type="float" office:value="0.9" calcext:value-type="float">
            <text:p>0.9</text:p>
          </table:table-cell>
          <table:table-cell office:value-type="float" office:value="0.625" calcext:value-type="float">
            <text:p>0.625</text:p>
          </table:table-cell>
          <table:table-cell office:value-type="float" office:value="0.526083" calcext:value-type="float">
            <text:p>0.526083</text:p>
          </table:table-cell>
          <table:table-cell office:value-type="float" office:value="0.347695" calcext:value-type="float">
            <text:p>0.347695</text:p>
          </table:table-cell>
        </table:table-row>
        <table:table-row table:style-name="ro1">
          <table:table-cell office:value-type="float" office:value="0.0175" calcext:value-type="float">
            <text:p>0.017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137857" calcext:value-type="float">
            <text:p>0.137857</text:p>
          </table:table-cell>
          <table:table-cell office:value-type="float" office:value="0.242775" calcext:value-type="float">
            <text:p>0.242775</text:p>
          </table:table-cell>
          <table:table-cell office:value-type="float" office:value="0.0775001" calcext:value-type="float">
            <text:p>0.0775001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26417" calcext:value-type="float">
            <text:p>0.526417</text:p>
          </table:table-cell>
          <table:table-cell office:value-type="float" office:value="0.372784" calcext:value-type="float">
            <text:p>0.37278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1" calcext:value-type="float">
            <text:p>1</text:p>
          </table:table-cell>
          <table:table-cell office:value-type="float" office:value="0.116256" calcext:value-type="float">
            <text:p>0.116256</text:p>
          </table:table-cell>
          <table:table-cell office:value-type="float" office:value="0.242775" calcext:value-type="float">
            <text:p>0.242775</text:p>
          </table:table-cell>
          <table:table-cell office:value-type="float" office:value="0.0778529" calcext:value-type="float">
            <text:p>0.0778529</text:p>
          </table:table-cell>
          <table:table-cell office:value-type="float" office:value="0.925" calcext:value-type="float">
            <text:p>0.925</text:p>
          </table:table-cell>
          <table:table-cell office:value-type="float" office:value="0.5" calcext:value-type="float">
            <text:p>0.5</text:p>
          </table:table-cell>
          <table:table-cell office:value-type="float" office:value="0.512737" calcext:value-type="float">
            <text:p>0.512737</text:p>
          </table:table-cell>
          <table:table-cell office:value-type="float" office:value="0.357003" calcext:value-type="float">
            <text:p>0.357003</text:p>
          </table:table-cell>
        </table:table-row>
        <table:table-row table:style-name="ro1">
          <table:table-cell office:value-type="float" office:value="0.0225" calcext:value-type="float">
            <text:p>0.0225</text:p>
          </table:table-cell>
          <table:table-cell office:value-type="float" office:value="0.772727" calcext:value-type="float">
            <text:p>0.772727</text:p>
          </table:table-cell>
          <table:table-cell office:value-type="float" office:value="1" calcext:value-type="float">
            <text:p>1</text:p>
          </table:table-cell>
          <table:table-cell office:value-type="float" office:value="0.0782982" calcext:value-type="float">
            <text:p>0.0782982</text:p>
          </table:table-cell>
          <table:table-cell office:value-type="float" office:value="0.244957" calcext:value-type="float">
            <text:p>0.244957</text:p>
          </table:table-cell>
          <table:table-cell office:value-type="float" office:value="0.0805288" calcext:value-type="float">
            <text:p>0.0805288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506763" calcext:value-type="float">
            <text:p>0.506763</text:p>
          </table:table-cell>
          <table:table-cell office:value-type="float" office:value="0.336382" calcext:value-type="float">
            <text:p>0.336382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733333" calcext:value-type="float">
            <text:p>0.733333</text:p>
          </table:table-cell>
          <table:table-cell office:value-type="float" office:value="1" calcext:value-type="float">
            <text:p>1</text:p>
          </table:table-cell>
          <table:table-cell office:value-type="float" office:value="0.0465608" calcext:value-type="float">
            <text:p>0.0465608</text:p>
          </table:table-cell>
          <table:table-cell office:value-type="float" office:value="0.242857" calcext:value-type="float">
            <text:p>0.242857</text:p>
          </table:table-cell>
          <table:table-cell office:value-type="float" office:value="0.0823441" calcext:value-type="float">
            <text:p>0.0823441</text:p>
          </table:table-cell>
          <table:table-cell office:value-type="float" office:value="0.94" calcext:value-type="float">
            <text:p>0.94</text:p>
          </table:table-cell>
          <table:table-cell office:value-type="float" office:value="0.375" calcext:value-type="float">
            <text:p>0.375</text:p>
          </table:table-cell>
          <table:table-cell office:value-type="float" office:value="0.488585" calcext:value-type="float">
            <text:p>0.488585</text:p>
          </table:table-cell>
          <table:table-cell office:value-type="float" office:value="0.304135" calcext:value-type="float">
            <text:p>0.304135</text:p>
          </table:table-cell>
        </table:table-row>
        <table:table-row table:style-name="ro1">
          <table:table-cell office:value-type="float" office:value="0.0275" calcext:value-type="float">
            <text:p>0.0275</text:p>
          </table:table-cell>
          <table:table-cell office:value-type="float" office:value="0.766667" calcext:value-type="float">
            <text:p>0.766667</text:p>
          </table:table-cell>
          <table:table-cell office:value-type="float" office:value="1" calcext:value-type="float">
            <text:p>1</text:p>
          </table:table-cell>
          <table:table-cell office:value-type="float" office:value="0.0775138" calcext:value-type="float">
            <text:p>0.0775138</text:p>
          </table:table-cell>
          <table:table-cell office:value-type="float" office:value="0.245714" calcext:value-type="float">
            <text:p>0.245714</text:p>
          </table:table-cell>
          <table:table-cell office:value-type="float" office:value="0.0861408" calcext:value-type="float">
            <text:p>0.0861408</text:p>
          </table:table-cell>
          <table:table-cell office:value-type="float" office:value="0.945455" calcext:value-type="float">
            <text:p>0.94545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49057" calcext:value-type="float">
            <text:p>0.49057</text:p>
          </table:table-cell>
          <table:table-cell office:value-type="float" office:value="0.323606" calcext:value-type="float">
            <text:p>0.323606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755556" calcext:value-type="float">
            <text:p>0.755556</text:p>
          </table:table-cell>
          <table:table-cell office:value-type="float" office:value="1" calcext:value-type="float">
            <text:p>1</text:p>
          </table:table-cell>
          <table:table-cell office:value-type="float" office:value="0.0188937" calcext:value-type="float">
            <text:p>0.0188937</text:p>
          </table:table-cell>
          <table:table-cell office:value-type="float" office:value="0.238356" calcext:value-type="float">
            <text:p>0.238356</text:p>
          </table:table-cell>
          <table:table-cell office:value-type="float" office:value="0.0884297" calcext:value-type="float">
            <text:p>0.0884297</text:p>
          </table:table-cell>
          <table:table-cell office:value-type="float" office:value="0.95" calcext:value-type="float">
            <text:p>0.95</text:p>
          </table:table-cell>
          <table:table-cell office:value-type="float" office:value="0.25" calcext:value-type="float">
            <text:p>0.25</text:p>
          </table:table-cell>
          <table:table-cell office:value-type="float" office:value="0.471605" calcext:value-type="float">
            <text:p>0.471605</text:p>
          </table:table-cell>
          <table:table-cell office:value-type="float" office:value="0.255696" calcext:value-type="float">
            <text:p>0.255696</text:p>
          </table:table-cell>
        </table:table-row>
        <table:table-row table:style-name="ro1">
          <table:table-cell office:value-type="float" office:value="0.0325" calcext:value-type="float">
            <text:p>0.0325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1" calcext:value-type="float">
            <text:p>1</text:p>
          </table:table-cell>
          <table:table-cell office:value-type="float" office:value="0.080911" calcext:value-type="float">
            <text:p>0.080911</text:p>
          </table:table-cell>
          <table:table-cell office:value-type="float" office:value="0.238356" calcext:value-type="float">
            <text:p>0.238356</text:p>
          </table:table-cell>
          <table:table-cell office:value-type="float" office:value="0.0862592" calcext:value-type="float">
            <text:p>0.0862592</text:p>
          </table:table-cell>
          <table:table-cell office:value-type="float" office:value="0.953846" calcext:value-type="float">
            <text:p>0.953846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47495" calcext:value-type="float">
            <text:p>0.47495</text:p>
          </table:table-cell>
          <table:table-cell office:value-type="float" office:value="0.30243" calcext:value-type="float">
            <text:p>0.30243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0.775281" calcext:value-type="float">
            <text:p>0.775281</text:p>
          </table:table-cell>
          <table:table-cell office:value-type="float" office:value="1" calcext:value-type="float">
            <text:p>1</text:p>
          </table:table-cell>
          <table:table-cell office:value-type="float" office:value="0.132772" calcext:value-type="float">
            <text:p>0.132772</text:p>
          </table:table-cell>
          <table:table-cell office:value-type="float" office:value="0.234332" calcext:value-type="float">
            <text:p>0.234332</text:p>
          </table:table-cell>
          <table:table-cell office:value-type="float" office:value="0.0903504" calcext:value-type="float">
            <text:p>0.0903504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125" calcext:value-type="float">
            <text:p>0.125</text:p>
          </table:table-cell>
          <table:table-cell office:value-type="float" office:value="0.473554" calcext:value-type="float">
            <text:p>0.473554</text:p>
          </table:table-cell>
          <table:table-cell office:value-type="float" office:value="0.307631" calcext:value-type="float">
            <text:p>0.307631</text:p>
          </table:table-cell>
        </table:table-row>
        <table:table-row table:style-name="ro1">
          <table:table-cell office:value-type="float" office:value="0.0375" calcext:value-type="float">
            <text:p>0.037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0879113" calcext:value-type="float">
            <text:p>0.0879113</text:p>
          </table:table-cell>
          <table:table-cell office:value-type="float" office:value="0.231608" calcext:value-type="float">
            <text:p>0.231608</text:p>
          </table:table-cell>
          <table:table-cell office:value-type="float" office:value="0.0914264" calcext:value-type="float">
            <text:p>0.0914264</text:p>
          </table:table-cell>
          <table:table-cell office:value-type="float" office:value="0.96" calcext:value-type="float">
            <text:p>0.96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454778" calcext:value-type="float">
            <text:p>0.454778</text:p>
          </table:table-cell>
          <table:table-cell office:value-type="float" office:value="0.261567" calcext:value-type="float">
            <text:p>0.261567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1" calcext:value-type="float">
            <text:p>1</text:p>
          </table:table-cell>
          <table:table-cell office:value-type="float" office:value="0.0648667" calcext:value-type="float">
            <text:p>0.0648667</text:p>
          </table:table-cell>
          <table:table-cell office:value-type="float" office:value="0.232" calcext:value-type="float">
            <text:p>0.232</text:p>
          </table:table-cell>
          <table:table-cell office:value-type="float" office:value="0.0960251" calcext:value-type="float">
            <text:p>0.0960251</text:p>
          </table:table-cell>
          <table:table-cell office:value-type="float" office:value="0.9625" calcext:value-type="float">
            <text:p>0.9625</text:p>
          </table:table-cell>
          <table:table-cell office:value-type="float" office:value="0" calcext:value-type="float">
            <text:p>0</text:p>
          </table:table-cell>
          <table:table-cell office:value-type="float" office:value="0.447596" calcext:value-type="float">
            <text:p>0.447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25" calcext:value-type="float">
            <text:p>0.0425</text:p>
          </table:table-cell>
          <table:table-cell office:value-type="float" office:value="0.797753" calcext:value-type="float">
            <text:p>0.797753</text:p>
          </table:table-cell>
          <table:table-cell office:value-type="float" office:value="1" calcext:value-type="float">
            <text:p>1</text:p>
          </table:table-cell>
          <table:table-cell office:value-type="float" office:value="0.0937064" calcext:value-type="float">
            <text:p>0.0937064</text:p>
          </table:table-cell>
          <table:table-cell office:value-type="float" office:value="0.229333" calcext:value-type="float">
            <text:p>0.229333</text:p>
          </table:table-cell>
          <table:table-cell office:value-type="float" office:value="0.0947361" calcext:value-type="float">
            <text:p>0.0947361</text:p>
          </table:table-cell>
          <table:table-cell office:value-type="float" office:value="0.964706" calcext:value-type="float">
            <text:p>0.964706</text:p>
          </table:table-cell>
          <table:table-cell office:value-type="float" office:value="0" calcext:value-type="float">
            <text:p>0</text:p>
          </table:table-cell>
          <table:table-cell office:value-type="float" office:value="0.454319" calcext:value-type="float">
            <text:p>0.454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0.788889" calcext:value-type="float">
            <text:p>0.788889</text:p>
          </table:table-cell>
          <table:table-cell office:value-type="float" office:value="1" calcext:value-type="float">
            <text:p>1</text:p>
          </table:table-cell>
          <table:table-cell office:value-type="float" office:value="0.0824654" calcext:value-type="float">
            <text:p>0.0824654</text:p>
          </table:table-cell>
          <table:table-cell office:value-type="float" office:value="0.23219" calcext:value-type="float">
            <text:p>0.23219</text:p>
          </table:table-cell>
          <table:table-cell office:value-type="float" office:value="0.0897426" calcext:value-type="float">
            <text:p>0.0897426</text:p>
          </table:table-cell>
          <table:table-cell office:value-type="float" office:value="0.966667" calcext:value-type="float">
            <text:p>0.966667</text:p>
          </table:table-cell>
          <table:table-cell office:value-type="float" office:value="0" calcext:value-type="float">
            <text:p>0</text:p>
          </table:table-cell>
          <table:table-cell office:value-type="float" office:value="0.451422" calcext:value-type="float">
            <text:p>0.451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75" calcext:value-type="float">
            <text:p>0.0475</text:p>
          </table:table-cell>
          <table:table-cell office:value-type="float" office:value="0.78022" calcext:value-type="float">
            <text:p>0.78022</text:p>
          </table:table-cell>
          <table:table-cell office:value-type="float" office:value="1" calcext:value-type="float">
            <text:p>1</text:p>
          </table:table-cell>
          <table:table-cell office:value-type="float" office:value="0.0778672" calcext:value-type="float">
            <text:p>0.0778672</text:p>
          </table:table-cell>
          <table:table-cell office:value-type="float" office:value="0.234211" calcext:value-type="float">
            <text:p>0.234211</text:p>
          </table:table-cell>
          <table:table-cell office:value-type="float" office:value="0.0932979" calcext:value-type="float">
            <text:p>0.0932979</text:p>
          </table:table-cell>
          <table:table-cell office:value-type="float" office:value="0.968421" calcext:value-type="float">
            <text:p>0.968421</text:p>
          </table:table-cell>
          <table:table-cell office:value-type="float" office:value="0" calcext:value-type="float">
            <text:p>0</text:p>
          </table:table-cell>
          <table:table-cell office:value-type="float" office:value="0.450574" calcext:value-type="float">
            <text:p>0.45057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8T22:51:55.033748707</dc:date>
    <meta:generator>LibreOffice/4.2.8.2$Linux_X86_64 LibreOffice_project/420m0$Build-2</meta:generator>
    <meta:editing-duration>PT7M5S</meta:editing-duration>
    <meta:editing-cycles>3</meta:editing-cycles>
    <meta:document-statistic meta:table-count="4" meta:cell-count="10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legend chart:legend-position="end" svg:x="12.862cm" svg:y="2.71cm" style:legend-expansion="high" chart:style-name="ch2"/>
        <chart:plot-area chart:style-name="ch3" table:cell-range-address="Sheet1.A1:Sheet1.H21" chart:data-source-has-labels="row" svg:x="0.32cm" svg:y="0.18cm" svg:width="12.222cm" svg:height="8.646cm">
          <chartooo:coordinate-region svg:x="1.047cm" svg:y="0.38cm" svg:width="11.16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1" chart:label-cell-address="Sheet1.B1:Sheet1.B1" chart:class="chart:scatter">
            <chart:domain table:cell-range-address="Sheet1.A2:Sheet1.A21"/>
            <chart:data-point chart:repeated="20"/>
          </chart:series>
          <chart:series chart:style-name="ch7" chart:values-cell-range-address="Sheet1.C2:Sheet1.C21" chart:label-cell-address="Sheet1.C1:Sheet1.C1" chart:class="chart:scatter">
            <chart:data-point chart:repeated="20"/>
          </chart:series>
          <chart:series chart:style-name="ch8" chart:values-cell-range-address="Sheet1.D2:Sheet1.D21" chart:label-cell-address="Sheet1.D1:Sheet1.D1" chart:class="chart:scatter">
            <chart:data-point chart:repeated="20"/>
          </chart:series>
          <chart:series chart:style-name="ch9" chart:values-cell-range-address="Sheet1.E2:Sheet1.E21" chart:label-cell-address="Sheet1.E1:Sheet1.E1" chart:class="chart:scatter">
            <chart:data-point chart:repeated="20"/>
          </chart:series>
          <chart:series chart:style-name="ch10" chart:values-cell-range-address="Sheet1.F2:Sheet1.F21" chart:label-cell-address="Sheet1.F1:Sheet1.F1" chart:class="chart:scatter">
            <chart:data-point chart:repeated="20"/>
          </chart:series>
          <chart:series chart:style-name="ch11" chart:values-cell-range-address="Sheet1.G2:Sheet1.G21" chart:label-cell-address="Sheet1.G1:Sheet1.G1" chart:class="chart:scatter">
            <chart:data-point chart:repeated="20"/>
          </chart:series>
          <chart:series chart:style-name="ch12" chart:values-cell-range-address="Sheet1.H2:Sheet1.H21" chart:label-cell-address="Sheet1.H1:Sheet1.H1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success</text:p>
                <draw:g>
                  <svg:desc>Sheet1.B1:Sheet1.B1</svg:desc>
                </draw:g>
              </table:table-cell>
              <table:table-cell office:value-type="string">
                <text:p> robustness</text:p>
                <draw:g>
                  <svg:desc>Sheet1.C1:Sheet1.C1</svg:desc>
                </draw:g>
              </table:table-cell>
              <table:table-cell office:value-type="string">
                <text:p> alignment</text:p>
                <draw:g>
                  <svg:desc>Sheet1.D1:Sheet1.D1</svg:desc>
                </draw:g>
              </table:table-cell>
              <table:table-cell office:value-type="string">
                <text:p> coverage</text:p>
                <draw:g>
                  <svg:desc>Sheet1.E1:Sheet1.E1</svg:desc>
                </draw:g>
              </table:table-cell>
              <table:table-cell office:value-type="string">
                <text:p> wrench</text:p>
                <draw:g>
                  <svg:desc>Sheet1.F1:Sheet1.F1</svg:desc>
                </draw:g>
              </table:table-cell>
              <table:table-cell office:value-type="string">
                <text:p> stress</text:p>
                <draw:g>
                  <svg:desc>Sheet1.G1:Sheet1.G1</svg:desc>
                </draw:g>
              </table:table-cell>
              <table:table-cell office:value-type="string">
                <text:p> volume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1</svg:desc>
                </draw:g>
              </table:table-cell>
              <table:table-cell office:value-type="float" office:value="0.0394737">
                <text:p>0.0394737</text:p>
                <draw:g>
                  <svg:desc>Sheet1.B2:Sheet1.B21</svg:desc>
                </draw:g>
              </table:table-cell>
              <table:table-cell office:value-type="float" office:value="1">
                <text:p>1</text:p>
                <draw:g>
                  <svg:desc>Sheet1.C2:Sheet1.C21</svg:desc>
                </draw:g>
              </table:table-cell>
              <table:table-cell office:value-type="float" office:value="0">
                <text:p>0</text:p>
                <draw:g>
                  <svg:desc>Sheet1.D2:Sheet1.D21</svg:desc>
                </draw:g>
              </table:table-cell>
              <table:table-cell office:value-type="float" office:value="0.0316344">
                <text:p>0.0316344</text:p>
                <draw:g>
                  <svg:desc>Sheet1.E2:Sheet1.E21</svg:desc>
                </draw:g>
              </table:table-cell>
              <table:table-cell office:value-type="float" office:value="0.0278443">
                <text:p>0.0278443</text:p>
                <draw:g>
                  <svg:desc>Sheet1.F2:Sheet1.F21</svg:desc>
                </draw:g>
              </table:table-cell>
              <table:table-cell office:value-type="float" office:value="0">
                <text:p>0</text:p>
                <draw:g>
                  <svg:desc>Sheet1.G2:Sheet1.G21</svg:desc>
                </draw:g>
              </table:table-cell>
              <table:table-cell office:value-type="float" office:value="1">
                <text:p>1</text:p>
                <draw:g>
                  <svg:desc>Sheet1.H2:Sheet1.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5">
                <text:p>0.0025</text:p>
              </table:table-cell>
              <table:table-cell office:value-type="float" office:value="0.681818">
                <text:p>0.681818</text:p>
              </table:table-cell>
              <table:table-cell office:value-type="float" office:value="1">
                <text:p>1</text:p>
              </table:table-cell>
              <table:table-cell office:value-type="float" office:value="0.0888956">
                <text:p>0.0888956</text:p>
              </table:table-cell>
              <table:table-cell office:value-type="float" office:value="0.237237">
                <text:p>0.237237</text:p>
              </table:table-cell>
              <table:table-cell office:value-type="float" office:value="0.072612">
                <text:p>0.072612</text:p>
              </table:table-cell>
              <table:table-cell office:value-type="float" office:value="0.4">
                <text:p>0.4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">
                <text:p>0.005</text:p>
              </table:table-cell>
              <table:table-cell office:value-type="float" office:value="0.674419">
                <text:p>0.674419</text:p>
              </table:table-cell>
              <table:table-cell office:value-type="float" office:value="1">
                <text:p>1</text:p>
              </table:table-cell>
              <table:table-cell office:value-type="float" office:value="0.0475162">
                <text:p>0.0475162</text:p>
              </table:table-cell>
              <table:table-cell office:value-type="float" office:value="0.231231">
                <text:p>0.231231</text:p>
              </table:table-cell>
              <table:table-cell office:value-type="float" office:value="0.0694441">
                <text:p>0.0694441</text:p>
              </table:table-cell>
              <table:table-cell office:value-type="float" office:value="0.7">
                <text:p>0.7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5">
                <text:p>0.0075</text:p>
              </table:table-cell>
              <table:table-cell office:value-type="float" office:value="0.655556">
                <text:p>0.655556</text:p>
              </table:table-cell>
              <table:table-cell office:value-type="float" office:value="1">
                <text:p>1</text:p>
              </table:table-cell>
              <table:table-cell office:value-type="float" office:value="0.043385">
                <text:p>0.043385</text:p>
              </table:table-cell>
              <table:table-cell office:value-type="float" office:value="0.243243">
                <text:p>0.243243</text:p>
              </table:table-cell>
              <table:table-cell office:value-type="float" office:value="0.0762756">
                <text:p>0.0762756</text:p>
              </table:table-cell>
              <table:table-cell office:value-type="float" office:value="0.8">
                <text:p>0.8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">
                <text:p>0.01</text:p>
              </table:table-cell>
              <table:table-cell office:value-type="float" office:value="0.725275">
                <text:p>0.725275</text:p>
              </table:table-cell>
              <table:table-cell office:value-type="float" office:value="1">
                <text:p>1</text:p>
              </table:table-cell>
              <table:table-cell office:value-type="float" office:value="0.0724628">
                <text:p>0.0724628</text:p>
              </table:table-cell>
              <table:table-cell office:value-type="float" office:value="0.257485">
                <text:p>0.257485</text:p>
              </table:table-cell>
              <table:table-cell office:value-type="float" office:value="0.0719303">
                <text:p>0.0719303</text:p>
              </table:table-cell>
              <table:table-cell office:value-type="float" office:value="0.85">
                <text:p>0.8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5">
                <text:p>0.0125</text:p>
              </table:table-cell>
              <table:table-cell office:value-type="float" office:value="0.744444">
                <text:p>0.744444</text:p>
              </table:table-cell>
              <table:table-cell office:value-type="float" office:value="1">
                <text:p>1</text:p>
              </table:table-cell>
              <table:table-cell office:value-type="float" office:value="0.0448207">
                <text:p>0.0448207</text:p>
              </table:table-cell>
              <table:table-cell office:value-type="float" office:value="0.251497">
                <text:p>0.251497</text:p>
              </table:table-cell>
              <table:table-cell office:value-type="float" office:value="0.0819692">
                <text:p>0.0819692</text:p>
              </table:table-cell>
              <table:table-cell office:value-type="float" office:value="0.88">
                <text:p>0.88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5">
                <text:p>0.015</text:p>
              </table:table-cell>
              <table:table-cell office:value-type="float" office:value="0.752809">
                <text:p>0.752809</text:p>
              </table:table-cell>
              <table:table-cell office:value-type="float" office:value="1">
                <text:p>1</text:p>
              </table:table-cell>
              <table:table-cell office:value-type="float" office:value="0.0868876">
                <text:p>0.0868876</text:p>
              </table:table-cell>
              <table:table-cell office:value-type="float" office:value="0.251497">
                <text:p>0.251497</text:p>
              </table:table-cell>
              <table:table-cell office:value-type="float" office:value="0.066388">
                <text:p>0.066388</text:p>
              </table:table-cell>
              <table:table-cell office:value-type="float" office:value="0.9">
                <text:p>0.9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75">
                <text:p>0.0175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0.137857">
                <text:p>0.137857</text:p>
              </table:table-cell>
              <table:table-cell office:value-type="float" office:value="0.242775">
                <text:p>0.242775</text:p>
              </table:table-cell>
              <table:table-cell office:value-type="float" office:value="0.0775001">
                <text:p>0.0775001</text:p>
              </table:table-cell>
              <table:table-cell office:value-type="float" office:value="0.914286">
                <text:p>0.914286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">
                <text:p>0.02</text:p>
              </table:table-cell>
              <table:table-cell office:value-type="float" office:value="0.727273">
                <text:p>0.727273</text:p>
              </table:table-cell>
              <table:table-cell office:value-type="float" office:value="1">
                <text:p>1</text:p>
              </table:table-cell>
              <table:table-cell office:value-type="float" office:value="0.116256">
                <text:p>0.116256</text:p>
              </table:table-cell>
              <table:table-cell office:value-type="float" office:value="0.242775">
                <text:p>0.242775</text:p>
              </table:table-cell>
              <table:table-cell office:value-type="float" office:value="0.0778529">
                <text:p>0.0778529</text:p>
              </table:table-cell>
              <table:table-cell office:value-type="float" office:value="0.925">
                <text:p>0.9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25">
                <text:p>0.0225</text:p>
              </table:table-cell>
              <table:table-cell office:value-type="float" office:value="0.772727">
                <text:p>0.772727</text:p>
              </table:table-cell>
              <table:table-cell office:value-type="float" office:value="1">
                <text:p>1</text:p>
              </table:table-cell>
              <table:table-cell office:value-type="float" office:value="0.0782982">
                <text:p>0.0782982</text:p>
              </table:table-cell>
              <table:table-cell office:value-type="float" office:value="0.244957">
                <text:p>0.244957</text:p>
              </table:table-cell>
              <table:table-cell office:value-type="float" office:value="0.0805288">
                <text:p>0.0805288</text:p>
              </table:table-cell>
              <table:table-cell office:value-type="float" office:value="0.933333">
                <text:p>0.933333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5">
                <text:p>0.025</text:p>
              </table:table-cell>
              <table:table-cell office:value-type="float" office:value="0.733333">
                <text:p>0.733333</text:p>
              </table:table-cell>
              <table:table-cell office:value-type="float" office:value="1">
                <text:p>1</text:p>
              </table:table-cell>
              <table:table-cell office:value-type="float" office:value="0.0465608">
                <text:p>0.0465608</text:p>
              </table:table-cell>
              <table:table-cell office:value-type="float" office:value="0.242857">
                <text:p>0.242857</text:p>
              </table:table-cell>
              <table:table-cell office:value-type="float" office:value="0.0823441">
                <text:p>0.0823441</text:p>
              </table:table-cell>
              <table:table-cell office:value-type="float" office:value="0.94">
                <text:p>0.94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75">
                <text:p>0.0275</text:p>
              </table:table-cell>
              <table:table-cell office:value-type="float" office:value="0.766667">
                <text:p>0.766667</text:p>
              </table:table-cell>
              <table:table-cell office:value-type="float" office:value="1">
                <text:p>1</text:p>
              </table:table-cell>
              <table:table-cell office:value-type="float" office:value="0.0775138">
                <text:p>0.0775138</text:p>
              </table:table-cell>
              <table:table-cell office:value-type="float" office:value="0.245714">
                <text:p>0.245714</text:p>
              </table:table-cell>
              <table:table-cell office:value-type="float" office:value="0.0861408">
                <text:p>0.0861408</text:p>
              </table:table-cell>
              <table:table-cell office:value-type="float" office:value="0.945455">
                <text:p>0.945455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">
                <text:p>0.03</text:p>
              </table:table-cell>
              <table:table-cell office:value-type="float" office:value="0.755556">
                <text:p>0.755556</text:p>
              </table:table-cell>
              <table:table-cell office:value-type="float" office:value="1">
                <text:p>1</text:p>
              </table:table-cell>
              <table:table-cell office:value-type="float" office:value="0.0188937">
                <text:p>0.0188937</text:p>
              </table:table-cell>
              <table:table-cell office:value-type="float" office:value="0.238356">
                <text:p>0.238356</text:p>
              </table:table-cell>
              <table:table-cell office:value-type="float" office:value="0.0884297">
                <text:p>0.0884297</text:p>
              </table:table-cell>
              <table:table-cell office:value-type="float" office:value="0.95">
                <text:p>0.9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25">
                <text:p>0.0325</text:p>
              </table:table-cell>
              <table:table-cell office:value-type="float" office:value="0.777778">
                <text:p>0.777778</text:p>
              </table:table-cell>
              <table:table-cell office:value-type="float" office:value="1">
                <text:p>1</text:p>
              </table:table-cell>
              <table:table-cell office:value-type="float" office:value="0.080911">
                <text:p>0.080911</text:p>
              </table:table-cell>
              <table:table-cell office:value-type="float" office:value="0.238356">
                <text:p>0.238356</text:p>
              </table:table-cell>
              <table:table-cell office:value-type="float" office:value="0.0862592">
                <text:p>0.0862592</text:p>
              </table:table-cell>
              <table:table-cell office:value-type="float" office:value="0.953846">
                <text:p>0.95384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5">
                <text:p>0.035</text:p>
              </table:table-cell>
              <table:table-cell office:value-type="float" office:value="0.775281">
                <text:p>0.775281</text:p>
              </table:table-cell>
              <table:table-cell office:value-type="float" office:value="1">
                <text:p>1</text:p>
              </table:table-cell>
              <table:table-cell office:value-type="float" office:value="0.132772">
                <text:p>0.132772</text:p>
              </table:table-cell>
              <table:table-cell office:value-type="float" office:value="0.234332">
                <text:p>0.234332</text:p>
              </table:table-cell>
              <table:table-cell office:value-type="float" office:value="0.0903504">
                <text:p>0.0903504</text:p>
              </table:table-cell>
              <table:table-cell office:value-type="float" office:value="0.957143">
                <text:p>0.957143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75">
                <text:p>0.0375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0.0879113">
                <text:p>0.0879113</text:p>
              </table:table-cell>
              <table:table-cell office:value-type="float" office:value="0.231608">
                <text:p>0.231608</text:p>
              </table:table-cell>
              <table:table-cell office:value-type="float" office:value="0.0914264">
                <text:p>0.0914264</text:p>
              </table:table-cell>
              <table:table-cell office:value-type="float" office:value="0.96">
                <text:p>0.96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">
                <text:p>0.04</text:p>
              </table:table-cell>
              <table:table-cell office:value-type="float" office:value="0.777778">
                <text:p>0.777778</text:p>
              </table:table-cell>
              <table:table-cell office:value-type="float" office:value="1">
                <text:p>1</text:p>
              </table:table-cell>
              <table:table-cell office:value-type="float" office:value="0.0648667">
                <text:p>0.0648667</text:p>
              </table:table-cell>
              <table:table-cell office:value-type="float" office:value="0.232">
                <text:p>0.232</text:p>
              </table:table-cell>
              <table:table-cell office:value-type="float" office:value="0.0960251">
                <text:p>0.0960251</text:p>
              </table:table-cell>
              <table:table-cell office:value-type="float" office:value="0.9625">
                <text:p>0.9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25">
                <text:p>0.0425</text:p>
              </table:table-cell>
              <table:table-cell office:value-type="float" office:value="0.797753">
                <text:p>0.797753</text:p>
              </table:table-cell>
              <table:table-cell office:value-type="float" office:value="1">
                <text:p>1</text:p>
              </table:table-cell>
              <table:table-cell office:value-type="float" office:value="0.0937064">
                <text:p>0.0937064</text:p>
              </table:table-cell>
              <table:table-cell office:value-type="float" office:value="0.229333">
                <text:p>0.229333</text:p>
              </table:table-cell>
              <table:table-cell office:value-type="float" office:value="0.0947361">
                <text:p>0.0947361</text:p>
              </table:table-cell>
              <table:table-cell office:value-type="float" office:value="0.964706">
                <text:p>0.964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5">
                <text:p>0.045</text:p>
              </table:table-cell>
              <table:table-cell office:value-type="float" office:value="0.788889">
                <text:p>0.788889</text:p>
              </table:table-cell>
              <table:table-cell office:value-type="float" office:value="1">
                <text:p>1</text:p>
              </table:table-cell>
              <table:table-cell office:value-type="float" office:value="0.0824654">
                <text:p>0.0824654</text:p>
              </table:table-cell>
              <table:table-cell office:value-type="float" office:value="0.23219">
                <text:p>0.23219</text:p>
              </table:table-cell>
              <table:table-cell office:value-type="float" office:value="0.0897426">
                <text:p>0.0897426</text:p>
              </table:table-cell>
              <table:table-cell office:value-type="float" office:value="0.966667">
                <text:p>0.9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75">
                <text:p>0.0475</text:p>
              </table:table-cell>
              <table:table-cell office:value-type="float" office:value="0.78022">
                <text:p>0.78022</text:p>
              </table:table-cell>
              <table:table-cell office:value-type="float" office:value="1">
                <text:p>1</text:p>
              </table:table-cell>
              <table:table-cell office:value-type="float" office:value="0.0778672">
                <text:p>0.0778672</text:p>
              </table:table-cell>
              <table:table-cell office:value-type="float" office:value="0.234211">
                <text:p>0.234211</text:p>
              </table:table-cell>
              <table:table-cell office:value-type="float" office:value="0.0932979">
                <text:p>0.0932979</text:p>
              </table:table-cell>
              <table:table-cell office:value-type="float" office:value="0.968421">
                <text:p>0.96842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09cm" svg:y="3.952cm" style:legend-expansion="high" chart:style-name="ch2"/>
        <chart:plot-area chart:style-name="ch3" table:cell-range-address="Sheet1.A24:Sheet1.A44 Sheet1.A2:Sheet1.A21 Sheet1.I25:Sheet1.J44" chart:data-source-has-labels="both" svg:x="0.32cm" svg:y="0.18cm" svg:width="13.169cm" svg:height="8.64cm">
          <chartooo:coordinate-region svg:x="1.047cm" svg:y="0.38cm" svg:width="12.11cm" svg:height="7.793cm"/>
          <chart:axis chart:dimension="x" chart:name="primary-x" chart:style-name="ch4" chartooo:axis-type="auto">
            <chart:categories table:cell-range-address="Sheet1.A25:Sheet1.A4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25:Sheet1.I44" chart:label-cell-address="qsum" chart:class="chart:scatter">
            <chart:domain table:cell-range-address="Sheet1.A2:Sheet1.A21"/>
            <chart:data-point chart:repeated="20"/>
          </chart:series>
          <chart:series chart:style-name="ch7" chart:values-cell-range-address="Sheet1.J25:Sheet1.J44" chart:label-cell-address="qlog" chart:class="chart:scatte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sum</text:p>
              </table:table-cell>
              <table:table-cell office:value-type="string">
                <text:p>qlog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5:Sheet1.A44</svg:desc>
                </draw:g>
              </table:table-cell>
              <table:table-cell office:value-type="float" office:value="0">
                <text:p>0</text:p>
                <draw:g>
                  <svg:desc>Sheet1.A2:Sheet1.A21</svg:desc>
                </draw:g>
              </table:table-cell>
              <table:table-cell office:value-type="float" office:value="0.299850342857143">
                <text:p>0.299850342857143</text:p>
                <draw:g>
                  <svg:desc>Sheet1.I25:Sheet1.I44</svg:desc>
                </draw:g>
              </table:table-cell>
              <table:table-cell office:value-type="float" office:value="0">
                <text:p>0</text:p>
                <draw:g>
                  <svg:desc>Sheet1.J25:Sheet1.J44</svg:desc>
                </draw:g>
              </table:table-cell>
            </table:table-row>
            <table:table-row>
              <table:table-cell office:value-type="float" office:value="0.0025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488294657142857">
                <text:p>0.488294657142857</text:p>
              </table:table-cell>
              <table:table-cell office:value-type="float" office:value="0.326026554284642">
                <text:p>0.326026554284642</text:p>
              </table:table-cell>
            </table:table-row>
            <table:table-row>
              <table:table-cell office:value-type="float" office:value="0.005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513944328571429">
                <text:p>0.513944328571429</text:p>
              </table:table-cell>
              <table:table-cell office:value-type="float" office:value="0.316077908727387">
                <text:p>0.316077908727387</text:p>
              </table:table-cell>
            </table:table-row>
            <table:table-row>
              <table:table-cell office:value-type="float" office:value="0.0075">
                <text:p>0</text:p>
              </table:table-cell>
              <table:table-cell office:value-type="float" office:value="0.0075">
                <text:p>0.0075</text:p>
              </table:table-cell>
              <table:table-cell office:value-type="float" office:value="0.518708514285714">
                <text:p>0.518708514285714</text:p>
              </table:table-cell>
              <table:table-cell office:value-type="float" office:value="0.319919894854731">
                <text:p>0.319919894854731</text:p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532450442857143">
                <text:p>0.532450442857143</text:p>
              </table:table-cell>
              <table:table-cell office:value-type="float" office:value="0.348195469660926">
                <text:p>0.348195469660926</text:p>
              </table:table-cell>
            </table:table-row>
            <table:table-row>
              <table:table-cell office:value-type="float" office:value="0.0125">
                <text:p>0</text:p>
              </table:table-cell>
              <table:table-cell office:value-type="float" office:value="0.0125">
                <text:p>0.0125</text:p>
              </table:table-cell>
              <table:table-cell office:value-type="float" office:value="0.527175842857143">
                <text:p>0.527175842857143</text:p>
              </table:table-cell>
              <table:table-cell office:value-type="float" office:value="0.328878626372702">
                <text:p>0.32887862637270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.526083085714286">
                <text:p>0.526083085714286</text:p>
              </table:table-cell>
              <table:table-cell office:value-type="float" office:value="0.347694817825909">
                <text:p>0.347694817825909</text:p>
              </table:table-cell>
            </table:table-row>
            <table:table-row>
              <table:table-cell office:value-type="float" office:value="0.0175">
                <text:p>0</text:p>
              </table:table-cell>
              <table:table-cell office:value-type="float" office:value="0.0175">
                <text:p>0.0175</text:p>
              </table:table-cell>
              <table:table-cell office:value-type="float" office:value="0.526416871428571">
                <text:p>0.526416871428571</text:p>
              </table:table-cell>
              <table:table-cell office:value-type="float" office:value="0.372784007429601">
                <text:p>0.372784007429601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5127367">
                <text:p>0.5127367</text:p>
              </table:table-cell>
              <table:table-cell office:value-type="float" office:value="0.35700303239904">
                <text:p>0.35700303239904</text:p>
              </table:table-cell>
            </table:table-row>
            <table:table-row>
              <table:table-cell office:value-type="float" office:value="0.0225">
                <text:p>0</text:p>
              </table:table-cell>
              <table:table-cell office:value-type="float" office:value="0.0225">
                <text:p>0.0225</text:p>
              </table:table-cell>
              <table:table-cell office:value-type="float" office:value="0.506763428571429">
                <text:p>0.506763428571429</text:p>
              </table:table-cell>
              <table:table-cell office:value-type="float" office:value="0.336382485490102">
                <text:p>0.336382485490102</text:p>
              </table:table-cell>
            </table:table-row>
            <table:table-row>
              <table:table-cell office:value-type="float" office:value="0.025">
                <text:p>0</text:p>
              </table:table-cell>
              <table:table-cell office:value-type="float" office:value="0.025">
                <text:p>0.025</text:p>
              </table:table-cell>
              <table:table-cell office:value-type="float" office:value="0.488584985714286">
                <text:p>0.488584985714286</text:p>
              </table:table-cell>
              <table:table-cell office:value-type="float" office:value="0.304134908355105">
                <text:p>0.304134908355105</text:p>
              </table:table-cell>
            </table:table-row>
            <table:table-row>
              <table:table-cell office:value-type="float" office:value="0.0275">
                <text:p>0</text:p>
              </table:table-cell>
              <table:table-cell office:value-type="float" office:value="0.0275">
                <text:p>0.0275</text:p>
              </table:table-cell>
              <table:table-cell office:value-type="float" office:value="0.490570085714286">
                <text:p>0.490570085714286</text:p>
              </table:table-cell>
              <table:table-cell office:value-type="float" office:value="0.323605949800098">
                <text:p>0.323605949800098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471605057142857">
                <text:p>0.471605057142857</text:p>
              </table:table-cell>
              <table:table-cell office:value-type="float" office:value="0.255696335518448">
                <text:p>0.255696335518448</text:p>
              </table:table-cell>
            </table:table-row>
            <table:table-row>
              <table:table-cell office:value-type="float" office:value="0.0325">
                <text:p>0</text:p>
              </table:table-cell>
              <table:table-cell office:value-type="float" office:value="0.0325">
                <text:p>0.0325</text:p>
              </table:table-cell>
              <table:table-cell office:value-type="float" office:value="0.474950028571429">
                <text:p>0.474950028571429</text:p>
              </table:table-cell>
              <table:table-cell office:value-type="float" office:value="0.302430018575906">
                <text:p>0.302430018575906</text:p>
              </table:table-cell>
            </table:table-row>
            <table:table-row>
              <table:table-cell office:value-type="float" office:value="0.035">
                <text:p>0</text:p>
              </table:table-cell>
              <table:table-cell office:value-type="float" office:value="0.035">
                <text:p>0.035</text:p>
              </table:table-cell>
              <table:table-cell office:value-type="float" office:value="0.473554057142857">
                <text:p>0.473554057142857</text:p>
              </table:table-cell>
              <table:table-cell office:value-type="float" office:value="0.307631351822438">
                <text:p>0.307631351822438</text:p>
              </table:table-cell>
            </table:table-row>
            <table:table-row>
              <table:table-cell office:value-type="float" office:value="0.0375">
                <text:p>0</text:p>
              </table:table-cell>
              <table:table-cell office:value-type="float" office:value="0.0375">
                <text:p>0.0375</text:p>
              </table:table-cell>
              <table:table-cell office:value-type="float" office:value="0.454777957142857">
                <text:p>0.454777957142857</text:p>
              </table:table-cell>
              <table:table-cell office:value-type="float" office:value="0.261567149051999">
                <text:p>0.261567149051999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447595685714286">
                <text:p>0.447595685714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425">
                <text:p>0</text:p>
              </table:table-cell>
              <table:table-cell office:value-type="float" office:value="0.0425">
                <text:p>0.0425</text:p>
              </table:table-cell>
              <table:table-cell office:value-type="float" office:value="0.454319214285714">
                <text:p>0.454319214285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45">
                <text:p>0</text:p>
              </table:table-cell>
              <table:table-cell office:value-type="float" office:value="0.045">
                <text:p>0.045</text:p>
              </table:table-cell>
              <table:table-cell office:value-type="float" office:value="0.451422">
                <text:p>0.451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475">
                <text:p>0</text:p>
              </table:table-cell>
              <table:table-cell office:value-type="float" office:value="0.0475">
                <text:p>0.0475</text:p>
              </table:table-cell>
              <table:table-cell office:value-type="float" office:value="0.450573871428571">
                <text:p>0.45057387142857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